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ce style:name="Lohit Hindi1" svg:font-family="'Lohit Hindi'"/>
    <style:font-face style:name="OpenSymbol" svg:font-family="OpenSymbol"/>
    <style:font-face style:name="Times New Roman" svg:font-family="'Times New Roman'"/>
    <style:font-face style:name="WenQuanYi Micro Hei" svg:font-family="'WenQuanYi Micro Hei'"/>
    <style:font-face style:name="courier new" svg:font-family="'courier new', courier"/>
    <style:font-face style:name="宋体" svg:font-family="宋体"/>
    <style:font-face style:name="DejaVu Sans Mono" svg:font-family="'DejaVu Sans Mono'" style:font-family-generic="modern" style:font-pitch="fixed"/>
    <style:font-face style:name="DejaVu Serif" svg:font-family="'DejaVu Serif'" style:font-family-generic="roman" style:font-pitch="variable"/>
    <style:font-face style:name="Liberation Serif" svg:font-family="'Liberation Serif', 'Times New Roman'" style:font-family-generic="roman" style:font-pitch="variable"/>
    <style:font-face style:name="Arial1"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fo:background-color="#ffffff"/>
    </style:style>
    <style:style style:name="P2" style:family="paragraph" style:parent-style-name="Text_20_body">
      <style:text-properties style:font-size-asian="10.5pt"/>
    </style:style>
    <style:style style:name="P3" style:family="paragraph" style:parent-style-name="Text_20_body">
      <style:text-properties fo:font-weight="bold" style:font-size-asian="10.5pt" style:font-weight-asian="bold" style:font-weight-complex="bold"/>
    </style:style>
    <style:style style:name="P4" style:family="paragraph" style:parent-style-name="Text_20_body">
      <style:text-properties fo:font-weight="bold" style:font-weight-asian="bold" style:font-weight-complex="bold"/>
    </style:style>
    <style:style style:name="P5" style:family="paragraph" style:parent-style-name="Text_20_body">
      <style:paragraph-properties fo:text-align="start" style:justify-single-word="false"/>
      <style:text-properties fo:font-weight="bold" style:font-weight-asian="bold" style:font-weight-complex="bold"/>
    </style:style>
    <style:style style:name="P6" style:family="paragraph" style:parent-style-name="Text_20_body">
      <style:paragraph-properties fo:text-align="start" style:justify-single-word="false"/>
    </style:style>
    <style:style style:name="P7" style:family="paragraph" style:parent-style-name="Text_20_body">
      <style:text-properties fo:color="#660066" fo:font-size="15pt" fo:font-weight="bold" style:font-size-asian="15pt" style:font-weight-asian="bold" style:font-size-complex="15pt" style:font-weight-complex="bold"/>
    </style:style>
    <style:style style:name="P8" style:family="paragraph" style:parent-style-name="Text_20_body">
      <style:text-properties fo:font-size="14pt" style:font-size-asian="14pt" style:font-size-complex="14pt"/>
    </style:style>
    <style:style style:name="P9" style:family="paragraph" style:parent-style-name="Text_20_body">
      <style:text-properties fo:font-size="14pt" fo:font-weight="bold" fo:background-color="#ffffff" style:font-size-asian="14pt" style:font-weight-asian="bold" style:font-size-complex="14pt"/>
    </style:style>
    <style:style style:name="P10" style:family="paragraph" style:parent-style-name="Text_20_body">
      <style:text-properties fo:color="#808080" fo:font-size="15pt" fo:font-weight="normal" style:font-size-asian="15pt" style:font-weight-asian="normal" style:font-size-complex="15pt" style:font-weight-complex="normal"/>
    </style:style>
    <style:style style:name="P11" style:family="paragraph" style:parent-style-name="Text_20_body">
      <style:text-properties fo:font-size="10.5pt" style:font-size-asian="10.5pt" style:font-size-complex="10.5pt"/>
    </style:style>
    <style:style style:name="P12" style:family="paragraph" style:parent-style-name="Text_20_body">
      <style:paragraph-properties fo:margin-left="0in" fo:margin-right="0in" fo:margin-top="0in" fo:margin-bottom="0in" fo:text-indent="0in" style:auto-text-indent="false"/>
    </style:style>
    <style:style style:name="P13" style:family="paragraph" style:parent-style-name="Text_20_body">
      <style:paragraph-properties fo:margin-left="0in" fo:margin-right="0in" fo:margin-top="0in" fo:margin-bottom="0in" fo:text-indent="0in" style:auto-text-indent="false"/>
      <style:text-properties style:font-name="Times New Roman" fo:language="en" fo:country="US" fo:font-weight="bold" style:font-weight-asian="bold" style:font-weight-complex="bold"/>
    </style:style>
    <style:style style:name="P14" style:family="paragraph" style:parent-style-name="Text_20_body">
      <style:paragraph-properties fo:margin-left="0in" fo:margin-right="0in" fo:margin-top="0in" fo:margin-bottom="0in" fo:text-indent="0.2189in" style:auto-text-indent="false"/>
    </style:style>
    <style:style style:name="P15" style:family="paragraph" style:parent-style-name="Text_20_body">
      <style:paragraph-properties fo:margin-left="0in" fo:margin-right="1.0209in" fo:text-indent="0in" style:auto-text-indent="false"/>
      <style:text-properties fo:color="#4b1f6f" fo:font-weight="bold" style:font-weight-asian="bold" style:font-weight-complex="bold"/>
    </style:style>
    <style:style style:name="P16" style:family="paragraph" style:parent-style-name="Text_20_body">
      <style:paragraph-properties fo:margin-left="0in" fo:margin-right="1.0209in" fo:margin-top="0in" fo:margin-bottom="0.0799in" fo:text-indent="0in" style:auto-text-indent="false"/>
      <style:text-properties fo:color="#2c001e" fo:font-size="14pt" fo:font-weight="normal" style:font-size-asian="14pt" style:font-weight-asian="normal" style:font-weight-complex="normal"/>
    </style:style>
    <style:style style:name="P17" style:family="paragraph" style:parent-style-name="Text_20_body">
      <style:paragraph-properties fo:margin-left="0in" fo:margin-right="1.0209in" fo:margin-top="0in" fo:margin-bottom="0.0799in" fo:text-indent="0in" style:auto-text-indent="false"/>
      <style:text-properties fo:color="#2c001e" fo:font-size="14pt" fo:font-weight="normal" style:font-name-asian="Liberation Serif" style:font-size-asian="14pt" style:font-weight-asian="normal" style:font-name-complex="Liberation Serif" style:font-weight-complex="normal"/>
    </style:style>
    <style:style style:name="P18" style:family="paragraph" style:parent-style-name="Text_20_body">
      <style:paragraph-properties fo:margin-left="0in" fo:margin-right="1.0209in" fo:margin-top="0in" fo:margin-bottom="0.0799in" fo:text-indent="0in" style:auto-text-indent="false"/>
      <style:text-properties fo:color="#4b1f6f" fo:font-size="14pt" fo:font-weight="bold" style:font-name-asian="Liberation Serif" style:font-size-asian="14pt" style:font-weight-asian="bold" style:font-name-complex="Liberation Serif" style:font-weight-complex="bold"/>
    </style:style>
    <style:style style:name="P19" style:family="paragraph" style:parent-style-name="Text_20_body">
      <style:paragraph-properties fo:margin-left="0in" fo:margin-right="1.0209in" fo:margin-top="0in" fo:margin-bottom="0.0799in" fo:text-indent="0in" style:auto-text-indent="false"/>
      <style:text-properties fo:color="#77216f" fo:font-size="14pt" fo:font-weight="bold" style:font-name-asian="Liberation Serif" style:font-size-asian="14pt" style:font-weight-asian="bold" style:font-name-complex="Liberation Serif" style:font-weight-complex="bold"/>
    </style:style>
    <style:style style:name="P20" style:family="paragraph" style:parent-style-name="Standard">
      <style:paragraph-properties fo:margin-left="0in" fo:margin-right="1.0209in" fo:text-indent="0in" style:auto-text-indent="false"/>
      <style:text-properties fo:color="#000000" fo:font-weight="normal" style:font-weight-asian="normal" style:font-weight-complex="normal"/>
    </style:style>
    <style:style style:name="P21" style:family="paragraph" style:parent-style-name="Standard">
      <style:paragraph-properties fo:margin-left="0in" fo:margin-right="1.0209in" fo:text-indent="0in" style:auto-text-indent="false"/>
      <style:text-properties fo:color="#000000" fo:font-size="15pt" fo:font-weight="normal" style:font-size-asian="15pt" style:font-weight-asian="normal" style:font-size-complex="15pt" style:font-weight-complex="normal"/>
    </style:style>
    <style:style style:name="P22" style:family="paragraph" style:parent-style-name="Standard">
      <style:paragraph-properties fo:margin-left="0in" fo:margin-right="1.0209in" fo:text-indent="0in" style:auto-text-indent="false"/>
      <style:text-properties fo:color="#000000" fo:font-size="14pt" fo:font-weight="normal" style:font-size-asian="14pt" style:font-weight-asian="normal" style:font-size-complex="14pt" style:font-weight-complex="normal"/>
    </style:style>
    <style:style style:name="P23" style:family="paragraph" style:parent-style-name="Standard">
      <style:paragraph-properties fo:margin-left="0in" fo:margin-right="1.0209in" fo:text-indent="0in" style:auto-text-indent="false"/>
      <style:text-properties fo:color="#4b1f6f" fo:font-weight="bold" style:font-weight-asian="bold" style:font-weight-complex="bold"/>
    </style:style>
    <style:style style:name="P24" style:family="paragraph" style:parent-style-name="Standard">
      <style:paragraph-properties fo:margin-left="0in" fo:margin-right="1.0209in" fo:text-indent="0in" style:auto-text-indent="false"/>
      <style:text-properties fo:color="#4b1f6f" fo:font-size="14pt" fo:font-weight="normal" style:font-size-asian="14pt" style:font-weight-asian="normal" style:font-size-complex="14pt" style:font-weight-complex="normal"/>
    </style:style>
    <style:style style:name="P25" style:family="paragraph" style:parent-style-name="Standard">
      <style:paragraph-properties fo:margin-left="0in" fo:margin-right="1.0209in" fo:text-indent="0in" style:auto-text-indent="false"/>
      <style:text-properties fo:color="#77216f" fo:font-size="14pt" fo:font-weight="normal" style:font-size-asian="14pt" style:font-weight-asian="normal" style:font-size-complex="14pt" style:font-weight-complex="normal"/>
    </style:style>
    <style:style style:name="P26" style:family="paragraph" style:parent-style-name="Standard">
      <style:paragraph-properties fo:margin-left="0in" fo:margin-right="1.0209in" fo:text-align="start" style:justify-single-word="false" fo:text-indent="0in" style:auto-text-indent="false"/>
      <style:text-properties fo:font-size="14pt" style:font-size-asian="14pt" style:font-size-complex="14pt"/>
    </style:style>
    <style:style style:name="P27" style:family="paragraph" style:parent-style-name="Text_20_body">
      <style:paragraph-properties fo:margin-top="0in" fo:margin-bottom="0.0799in"/>
      <style:text-properties fo:font-size="14pt" style:font-size-asian="14pt"/>
    </style:style>
    <style:style style:name="P28" style:family="paragraph" style:parent-style-name="Text_20_body">
      <style:paragraph-properties fo:margin-top="0in" fo:margin-bottom="0.0799in"/>
      <style:text-properties fo:color="#4b1f6f" fo:font-size="14pt" fo:font-weight="bold" style:font-name-asian="Liberation Serif" style:font-size-asian="14pt" style:font-weight-asian="bold" style:font-name-complex="Liberation Serif" style:font-weight-complex="bold"/>
    </style:style>
    <style:style style:name="P29" style:family="paragraph" style:parent-style-name="Text_20_body">
      <style:paragraph-properties fo:margin-top="0in" fo:margin-bottom="0.0799in"/>
      <style:text-properties fo:color="#4b1f6f" fo:font-size="14pt" fo:font-weight="normal" style:font-size-asian="14pt" style:font-weight-asian="normal" style:font-weight-complex="normal"/>
    </style:style>
    <style:style style:name="P30" style:family="paragraph" style:parent-style-name="Text_20_body">
      <style:paragraph-properties fo:margin-top="0in" fo:margin-bottom="0.0799in"/>
      <style:text-properties fo:color="#4b1f6f" fo:font-size="14pt" style:font-size-asian="14pt"/>
    </style:style>
    <style:style style:name="P31" style:family="paragraph" style:parent-style-name="Text_20_body">
      <style:paragraph-properties fo:margin-top="0in" fo:margin-bottom="0.0799in"/>
      <style:text-properties style:font-name-asian="Liberation Serif" style:font-name-complex="Liberation Serif"/>
    </style:style>
    <style:style style:name="P32" style:family="paragraph" style:parent-style-name="Standard">
      <style:text-properties fo:color="#000000"/>
    </style:style>
    <style:style style:name="P33" style:family="paragraph" style:parent-style-name="Standard">
      <style:text-properties fo:color="#000000" fo:font-size="14pt" fo:font-weight="bold" style:font-size-asian="14pt" style:font-weight-asian="bold" style:font-size-complex="14pt" style:font-weight-complex="bold"/>
    </style:style>
    <style:style style:name="P34" style:family="paragraph" style:parent-style-name="Standard">
      <style:paragraph-properties fo:text-align="start" style:justify-single-word="false"/>
      <style:text-properties fo:color="#000000" fo:font-size="14pt" fo:font-weight="bold" style:font-size-asian="14pt" style:font-weight-asian="bold" style:font-size-complex="14pt" style:font-weight-complex="bold"/>
    </style:style>
    <style:style style:name="P35" style:family="paragraph" style:parent-style-name="Standard">
      <style:text-properties fo:color="#000000" fo:font-size="14pt" fo:font-weight="normal" style:font-size-asian="14pt" style:font-weight-asian="normal" style:font-size-complex="14pt" style:font-weight-complex="normal"/>
    </style:style>
    <style:style style:name="P36" style:family="paragraph" style:parent-style-name="Standard">
      <style:text-properties fo:color="#000000" fo:background-color="#c0c0c0"/>
    </style:style>
    <style:style style:name="P37" style:family="paragraph" style:parent-style-name="Standard">
      <style:text-properties fo:color="#000000" fo:font-weight="normal" style:font-weight-asian="normal" style:font-weight-complex="normal"/>
    </style:style>
    <style:style style:name="P38" style:family="paragraph" style:parent-style-name="Standard">
      <style:paragraph-properties fo:text-align="center" style:justify-single-word="false"/>
      <style:text-properties fo:color="#000000" fo:font-weight="normal" style:font-weight-asian="normal" style:font-weight-complex="normal"/>
    </style:style>
    <style:style style:name="P39" style:family="paragraph" style:parent-style-name="Standard">
      <style:paragraph-properties fo:text-align="justify" style:justify-single-word="false"/>
      <style:text-properties fo:color="#000000" fo:font-weight="normal" style:font-weight-asian="normal" style:font-weight-complex="normal"/>
    </style:style>
    <style:style style:name="P40" style:family="paragraph" style:parent-style-name="Standard">
      <style:text-properties fo:color="#000000" fo:font-size="16pt" fo:font-weight="bold" style:font-size-asian="16pt" style:font-weight-asian="bold" style:font-size-complex="16pt" style:font-weight-complex="bold"/>
    </style:style>
    <style:style style:name="P41" style:family="paragraph" style:parent-style-name="Standard">
      <style:paragraph-properties fo:text-align="start" style:justify-single-word="false"/>
      <style:text-properties fo:color="#000000" fo:font-size="16pt" fo:font-weight="bold" style:font-size-asian="16pt" style:font-weight-asian="bold" style:font-size-complex="16pt" style:font-weight-complex="bold"/>
    </style:style>
    <style:style style:name="P42" style:family="paragraph" style:parent-style-name="Standard">
      <style:paragraph-properties fo:text-align="start" style:justify-single-word="false"/>
    </style:style>
    <style:style style:name="P43" style:family="paragraph" style:parent-style-name="Standard">
      <style:text-properties fo:font-weight="bold" style:font-weight-asian="bold" style:font-weight-complex="bold"/>
    </style:style>
    <style:style style:name="P44" style:family="paragraph" style:parent-style-name="Standard">
      <style:text-properties fo:font-weight="bold" fo:background-color="#e6e6ff" style:font-weight-asian="bold"/>
    </style:style>
    <style:style style:name="P45" style:family="paragraph" style:parent-style-name="Standard">
      <style:text-properties fo:color="#4b1f6f"/>
    </style:style>
    <style:style style:name="P46" style:family="paragraph" style:parent-style-name="Standard">
      <style:text-properties fo:color="#4b1f6f" fo:font-weight="bold" style:font-weight-asian="bold" style:font-weight-complex="bold"/>
    </style:style>
    <style:style style:name="P47" style:family="paragraph" style:parent-style-name="Standard">
      <style:text-properties fo:color="#333333" style:text-underline-style="none" fo:font-weight="normal" style:font-weight-asian="normal" style:font-weight-complex="normal"/>
    </style:style>
    <style:style style:name="P48" style:family="paragraph" style:parent-style-name="Standard">
      <style:text-properties fo:color="#333333" style:text-underline-style="none" fo:font-weight="bold" style:font-weight-asian="bold" style:font-weight-complex="bold"/>
    </style:style>
    <style:style style:name="P49" style:family="paragraph" style:parent-style-name="Standard">
      <style:text-properties fo:color="#77216f"/>
    </style:style>
    <style:style style:name="P50" style:family="paragraph" style:parent-style-name="Standard">
      <style:text-properties fo:color="#660066" fo:font-size="14pt" fo:font-weight="bold" style:font-size-asian="14pt" style:font-weight-asian="bold" style:font-size-complex="14pt" style:font-weight-complex="bold"/>
    </style:style>
    <style:style style:name="P51" style:family="paragraph" style:parent-style-name="Standard">
      <style:text-properties style:font-name="Arial1" fo:font-size="15pt" style:text-underline-style="solid" style:text-underline-width="auto" style:text-underline-color="font-color" fo:font-weight="bold" style:font-name-asian="Arial1" style:font-size-asian="15pt" style:font-weight-asian="bold" style:font-size-complex="15pt" style:font-weight-complex="bold"/>
    </style:style>
    <style:style style:name="P52" style:family="paragraph" style:parent-style-name="Standard">
      <style:text-properties fo:font-size="16pt" style:font-size-asian="16pt" style:font-size-complex="16pt"/>
    </style:style>
    <style:style style:name="P53" style:family="paragraph" style:parent-style-name="Standard">
      <style:text-properties fo:font-size="16pt" fo:font-weight="bold" style:font-size-asian="16pt" style:font-weight-asian="bold" style:font-size-complex="16pt" style:font-weight-complex="bold"/>
    </style:style>
    <style:style style:name="P54" style:family="paragraph" style:parent-style-name="Standard">
      <style:text-properties fo:font-size="14pt" style:font-size-asian="14pt" style:font-size-complex="14pt"/>
    </style:style>
    <style:style style:name="P55" style:family="paragraph" style:parent-style-name="Standard">
      <style:text-properties fo:font-size="14pt" fo:font-weight="bold" fo:background-color="#ffffff" style:font-size-asian="14pt" style:font-weight-asian="bold" style:font-size-complex="14pt" style:font-weight-complex="bold"/>
    </style:style>
    <style:style style:name="P56" style:family="paragraph" style:parent-style-name="Standard">
      <style:text-properties fo:font-size="14pt" fo:font-weight="bold" style:font-size-asian="14pt" style:font-weight-asian="bold" style:font-size-complex="14pt" style:font-weight-complex="bold"/>
    </style:style>
    <style:style style:name="P57" style:family="paragraph" style:parent-style-name="Standard">
      <style:text-properties style:font-name="Arial" fo:font-size="14pt" fo:background-color="#ffffff" style:font-size-asian="14pt" style:font-size-complex="14pt"/>
    </style:style>
    <style:style style:name="P58" style:family="paragraph" style:parent-style-name="Standard">
      <style:text-properties fo:background-color="#ffffff"/>
    </style:style>
    <style:style style:name="P59" style:family="paragraph" style:parent-style-name="Standard">
      <style:text-properties fo:color="#6b2394" fo:font-weight="bold" style:font-weight-asian="bold" style:font-weight-complex="bold"/>
    </style:style>
    <style:style style:name="P60" style:family="paragraph" style:parent-style-name="Standard">
      <style:text-properties fo:color="#944794" fo:font-size="14pt" fo:font-weight="bold" fo:background-color="#ffffff" style:font-size-asian="14pt" style:font-weight-asian="bold" style:font-size-complex="14pt" style:font-weight-complex="bold"/>
    </style:style>
    <style:style style:name="P61" style:family="paragraph" style:parent-style-name="Standard">
      <style:text-properties fo:color="#800000" fo:font-size="14pt" fo:font-weight="bold" style:font-size-asian="14pt" style:font-weight-asian="bold" style:font-size-complex="14pt" style:font-weight-complex="bold"/>
    </style:style>
    <style:style style:name="P62" style:family="paragraph" style:parent-style-name="Standard">
      <style:text-properties fo:color="#800080" fo:font-size="14pt" fo:font-weight="bold" style:font-size-asian="14pt" style:font-weight-asian="bold" style:font-size-complex="14pt" style:font-weight-complex="bold"/>
    </style:style>
    <style:style style:name="P63" style:family="paragraph" style:parent-style-name="Standard">
      <style:text-properties fo:color="#800080" fo:font-size="16pt" fo:font-weight="bold" style:font-size-asian="16pt" style:font-weight-asian="bold" style:font-size-complex="16pt" style:font-weight-complex="bold"/>
    </style:style>
    <style:style style:name="P64" style:family="paragraph" style:parent-style-name="Standard">
      <style:paragraph-properties fo:margin-left="0in" fo:margin-right="2.5866in" fo:text-align="center" style:justify-single-word="false" fo:text-indent="0in" style:auto-text-indent="false">
        <style:tab-stops>
          <style:tab-stop style:position="7.2047in"/>
        </style:tab-stops>
      </style:paragraph-properties>
    </style:style>
    <style:style style:name="P65" style:family="paragraph" style:parent-style-name="Standard">
      <style:paragraph-properties fo:margin-left="-0.5693in" fo:margin-right="0in" fo:text-indent="0in" style:auto-text-indent="false"/>
    </style:style>
    <style:style style:name="P66" style:family="paragraph" style:parent-style-name="Preformatted_20_Text">
      <style:text-properties fo:font-size="12pt" fo:font-weight="bold" style:font-size-asian="12pt" style:font-weight-asian="bold" style:font-size-complex="12pt" style:font-weight-complex="bold"/>
    </style:style>
    <style:style style:name="P67" style:family="paragraph" style:parent-style-name="Preformatted_20_Text">
      <style:text-properties fo:font-size="14pt" style:font-size-asian="14pt" style:font-size-complex="14pt"/>
    </style:style>
    <style:style style:name="P68" style:family="paragraph" style:parent-style-name="Preformatted_20_Text">
      <style:text-properties fo:color="#800000" fo:font-size="14pt" fo:font-weight="bold" style:font-size-asian="14pt" style:font-weight-asian="bold" style:font-size-complex="14pt" style:font-weight-complex="bold"/>
    </style:style>
    <style:style style:name="P69" style:family="paragraph" style:parent-style-name="Preformatted_20_Text">
      <style:text-properties fo:color="#000000" fo:font-size="14pt" fo:font-weight="bold" style:font-size-asian="14pt" style:font-weight-asian="bold" style:font-size-complex="14pt" style:font-weight-complex="bold"/>
    </style:style>
    <style:style style:name="P70" style:family="paragraph" style:parent-style-name="Preformatted_20_Text">
      <style:text-properties fo:color="#000000" fo:font-size="14pt" fo:font-weight="normal" style:font-size-asian="14pt" style:font-weight-asian="normal" style:font-size-complex="14pt" style:font-weight-complex="normal"/>
    </style:style>
    <style:style style:name="P71" style:family="paragraph" style:parent-style-name="Preformatted_20_Text">
      <style:text-properties fo:font-size="13pt" style:font-size-asian="13pt" style:font-size-complex="13pt"/>
    </style:style>
    <style:style style:name="P72" style:family="paragraph" style:parent-style-name="Preformatted_20_Text">
      <style:paragraph-properties fo:margin-left="0.1827in" fo:margin-right="0in" fo:text-indent="-0.1929in" style:auto-text-indent="false">
        <style:tab-stops>
          <style:tab-stop style:position="0in"/>
        </style:tab-stops>
      </style:paragraph-properties>
      <style:text-properties fo:font-size="14pt" style:font-size-asian="14pt" style:font-size-complex="14pt"/>
    </style:style>
    <style:style style:name="P73" style:family="paragraph" style:parent-style-name="Preformatted_20_Text">
      <style:paragraph-properties fo:margin-top="0in" fo:margin-bottom="0.1965in"/>
      <style:text-properties fo:color="#000000" fo:font-size="14pt" fo:font-weight="bold" style:font-size-asian="14pt" style:font-weight-asian="bold" style:font-size-complex="14pt" style:font-weight-complex="bold"/>
    </style:style>
    <style:style style:name="P74" style:family="paragraph" style:parent-style-name="Quotations">
      <style:text-properties fo:color="#4b1f6f"/>
    </style:style>
    <style:style style:name="P75" style:family="paragraph" style:parent-style-name="Heading_20_1">
      <style:text-properties fo:font-size="14pt" fo:font-weight="bold" style:font-size-asian="14pt" style:font-weight-asian="bold" style:font-size-complex="14pt" style:font-weight-complex="bold"/>
    </style:style>
    <style:style style:name="P76" style:family="paragraph" style:parent-style-name="Heading_20_1">
      <style:text-properties fo:color="#660066" fo:font-size="15pt" fo:font-weight="bold" style:font-size-asian="15pt" style:font-weight-asian="bold" style:font-size-complex="15pt" style:font-weight-complex="bold"/>
    </style:style>
    <style:style style:name="P77" style:family="paragraph" style:parent-style-name="Heading_20_2">
      <style:text-properties fo:font-size="14pt" style:font-name-asian="Courier New" style:font-size-asian="14pt" style:font-size-complex="14pt"/>
    </style:style>
    <style:style style:name="P78" style:family="paragraph" style:parent-style-name="Text_20_body">
      <style:paragraph-properties fo:background-color="#c0c0c0">
        <style:background-image/>
      </style:paragraph-properties>
      <style:text-properties fo:font-size="14pt" style:font-size-asian="14pt" style:font-size-complex="14pt"/>
    </style:style>
    <style:style style:name="P79" style:family="paragraph" style:parent-style-name="Standard">
      <style:text-properties fo:background-color="#ffffff"/>
    </style:style>
    <style:style style:name="P80" style:family="paragraph" style:parent-style-name="Text_20_body" style:list-style-name="L1"/>
    <style:style style:name="P81" style:family="paragraph" style:parent-style-name="Text_20_body" style:list-style-name="L2">
      <style:text-properties fo:font-size="14pt" fo:background-color="#ffffff" style:font-size-asian="14pt" style:font-size-complex="14pt"/>
    </style:style>
    <style:style style:name="P82" style:family="paragraph" style:parent-style-name="Text_20_body" style:list-style-name="L4">
      <style:text-properties fo:font-size="14pt" fo:background-color="#ffffff" style:font-size-asian="14pt" style:font-size-complex="14pt"/>
    </style:style>
    <style:style style:name="P83" style:family="paragraph" style:parent-style-name="Text_20_body" style:list-style-name="L3"/>
    <style:style style:name="P84" style:family="paragraph" style:parent-style-name="Text_20_body" style:list-style-name="L5">
      <style:text-properties fo:color="#000000" fo:font-size="13.5pt"/>
    </style:style>
    <style:style style:name="P85" style:family="paragraph" style:parent-style-name="Text_20_body" style:list-style-name="L6">
      <style:text-properties fo:color="#000000"/>
    </style:style>
    <style:style style:name="P86" style:family="paragraph" style:parent-style-name="Text_20_body" style:list-style-name="L2">
      <style:paragraph-properties fo:margin-top="0in" fo:margin-bottom="0in"/>
      <style:text-properties fo:font-size="14pt" fo:background-color="#ffffff" style:font-size-asian="14pt" style:font-size-complex="14pt"/>
    </style:style>
    <style:style style:name="P87" style:family="paragraph" style:parent-style-name="Text_20_body" style:list-style-name="L3">
      <style:paragraph-properties fo:margin-top="0in" fo:margin-bottom="0in"/>
      <style:text-properties fo:font-size="14pt" fo:background-color="#ffffff" style:font-size-asian="14pt" style:font-size-complex="14pt"/>
    </style:style>
    <style:style style:name="P88" style:family="paragraph" style:parent-style-name="Text_20_body" style:list-style-name="L4">
      <style:paragraph-properties fo:margin-top="0in" fo:margin-bottom="0in"/>
      <style:text-properties fo:font-size="14pt" fo:background-color="#ffffff" style:font-size-asian="14pt" style:font-size-complex="14pt"/>
    </style:style>
    <style:style style:name="P89" style:family="paragraph" style:parent-style-name="Text_20_body" style:list-style-name="L6">
      <style:paragraph-properties fo:margin-top="0in" fo:margin-bottom="0in"/>
      <style:text-properties fo:color="#000000"/>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fo:background-color="#ffffff" style:font-weight-asian="bold" style:font-weight-complex="bold"/>
    </style:style>
    <style:style style:name="T4" style:family="text">
      <style:text-properties fo:font-weight="bold" fo:background-color="#e6e6ff" style:font-weight-asian="bold"/>
    </style:style>
    <style:style style:name="T5" style:family="text">
      <style:text-properties fo:background-color="#ffffff"/>
    </style:style>
    <style:style style:name="T6" style:family="text">
      <style:text-properties style:font-name="Times New Roman" fo:language="en" fo:country="US"/>
    </style:style>
    <style:style style:name="T7" style:family="text">
      <style:text-properties style:text-underline-style="none"/>
    </style:style>
    <style:style style:name="T8" style:family="text">
      <style:text-properties fo:color="#000000"/>
    </style:style>
    <style:style style:name="T9" style:family="text">
      <style:text-properties fo:color="#000000" style:font-name-asian="宋体"/>
    </style:style>
    <style:style style:name="T10" style:family="text">
      <style:text-properties fo:color="#000000" style:font-name="宋体"/>
    </style:style>
    <style:style style:name="T11" style:family="text">
      <style:text-properties fo:color="#000000" fo:font-weight="normal" style:font-weight-asian="normal" style:font-weight-complex="normal"/>
    </style:style>
    <style:style style:name="T12" style:family="text">
      <style:text-properties fo:color="#000000" fo:font-size="14pt" fo:font-weight="bold" style:font-size-asian="14pt" style:font-weight-asian="bold" style:font-size-complex="14pt" style:font-weight-complex="bold"/>
    </style:style>
    <style:style style:name="T13" style:family="text">
      <style:text-properties fo:color="#000000" fo:font-size="14pt" fo:font-weight="normal" style:font-size-asian="14pt" style:font-weight-asian="normal" style:font-size-complex="14pt" style:font-weight-complex="normal"/>
    </style:style>
    <style:style style:name="T14" style:family="text">
      <style:text-properties fo:color="#000000" fo:background-color="transparent"/>
    </style:style>
    <style:style style:name="T15" style:family="text">
      <style:text-properties fo:color="#000000" fo:background-color="transparent" style:font-size-asian="13.5pt"/>
    </style:style>
    <style:style style:name="T16" style:family="text">
      <style:text-properties fo:color="#000000" fo:font-size="13.5pt"/>
    </style:style>
    <style:style style:name="T17" style:family="text">
      <style:text-properties fo:color="#000000" style:font-size-asian="13.5pt"/>
    </style:style>
    <style:style style:name="T18" style:family="text">
      <style:text-properties fo:color="#800000" style:font-name-asian="宋体"/>
    </style:style>
    <style:style style:name="T19" style:family="text">
      <style:text-properties fo:color="#800000" fo:font-size="14pt" fo:font-weight="bold" style:font-size-asian="14pt" style:font-weight-asian="bold" style:font-size-complex="14pt" style:font-weight-complex="bold"/>
    </style:style>
    <style:style style:name="T20" style:family="text">
      <style:text-properties fo:color="#800000" fo:font-size="14pt" fo:font-weight="bold" fo:background-color="#ffffff" style:font-size-asian="14pt" style:font-weight-asian="bold" style:font-size-complex="14pt" style:font-weight-complex="bold"/>
    </style:style>
    <style:style style:name="T21" style:family="text">
      <style:text-properties fo:color="#800000" fo:font-size="14pt" fo:background-color="#ffffff" style:font-size-asian="14pt" style:font-size-complex="14pt"/>
    </style:style>
    <style:style style:name="T22" style:family="text">
      <style:text-properties fo:color="#800000" fo:font-size="14pt" fo:background-color="transparent" style:font-size-asian="14pt" style:font-size-complex="14pt"/>
    </style:style>
    <style:style style:name="T23" style:family="text">
      <style:text-properties fo:color="#800000" fo:font-weight="bold" style:font-weight-asian="bold" style:font-weight-complex="bold"/>
    </style:style>
    <style:style style:name="T24" style:family="text">
      <style:text-properties fo:color="#800000" style:font-name-asian="Courier New"/>
    </style:style>
    <style:style style:name="T25" style:family="text">
      <style:text-properties fo:color="#800000" fo:background-color="transparent"/>
    </style:style>
    <style:style style:name="T26" style:family="text">
      <style:text-properties style:font-name="courier new"/>
    </style:style>
    <style:style style:name="T27" style:family="text">
      <style:text-properties style:font-name="courier new" fo:font-weight="bold" style:font-weight-asian="bold" style:font-weight-complex="bold"/>
    </style:style>
    <style:style style:name="T28" style:family="text">
      <style:text-properties style:font-name-asian="courier new"/>
    </style:style>
    <style:style style:name="T29" style:family="text">
      <style:text-properties fo:color="#333333" style:text-underline-style="none" fo:font-weight="normal" style:font-weight-asian="normal" style:font-weight-complex="normal"/>
    </style:style>
    <style:style style:name="T30" style:family="text">
      <style:text-properties fo:color="#333333" style:text-underline-style="none" fo:font-weight="bold" style:font-weight-asian="bold" style:font-weight-complex="bold"/>
    </style:style>
    <style:style style:name="T31" style:family="text">
      <style:text-properties style:font-name-asian="WenQuanYi Micro Hei"/>
    </style:style>
    <style:style style:name="T32" style:family="text">
      <style:text-properties style:font-name-asian="WenQuanYi Micro Hei" style:font-name-complex="Liberation Serif"/>
    </style:style>
    <style:style style:name="T33" style:family="text">
      <style:text-properties style:font-name-asian="Liberation Serif" style:font-name-complex="Liberation Serif"/>
    </style:style>
    <style:style style:name="T34" style:family="text">
      <style:text-properties fo:color="#ff6600"/>
    </style:style>
    <style:style style:name="T35" style:family="text">
      <style:text-properties fo:color="#660066"/>
    </style:style>
    <style:style style:name="T36" style:family="text">
      <style:text-properties fo:color="#660066" fo:font-size="15pt" fo:font-weight="bold" style:font-size-asian="15pt" style:font-weight-asian="bold" style:font-size-complex="15pt" style:font-weight-complex="bold"/>
    </style:style>
    <style:style style:name="T37" style:family="text">
      <style:text-properties fo:font-size="14pt" fo:font-weight="bold" style:font-size-asian="14pt" style:font-weight-asian="bold" style:font-size-complex="14pt" style:font-weight-complex="bold"/>
    </style:style>
    <style:style style:name="T38" style:family="text">
      <style:text-properties fo:font-size="14pt" fo:background-color="#ffffff" style:font-size-asian="14pt" style:font-size-complex="14pt"/>
    </style:style>
    <style:style style:name="T39" style:family="text">
      <style:text-properties fo:font-size="14pt" style:font-size-asian="14pt" style:font-size-complex="14pt"/>
    </style:style>
    <style:style style:name="T40" style:family="text">
      <style:text-properties fo:font-size="14pt" fo:font-weight="normal" style:font-size-asian="14pt" style:font-weight-asian="normal" style:font-size-complex="14pt" style:font-weight-complex="normal"/>
    </style:style>
    <style:style style:name="T41" style:family="text">
      <style:text-properties fo:font-size="15pt" style:font-size-asian="15pt" style:font-size-complex="15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style:font-size-asian="12pt" style:font-size-complex="12pt"/>
    </style:style>
    <style:style style:name="T44" style:family="text">
      <style:text-properties style:font-weight-asian="bold"/>
    </style:style>
    <style:style style:name="T45" style:family="text">
      <style:text-properties fo:color="#6b2394" fo:font-size="10.5pt" fo:font-weight="bold" style:font-size-asian="10.5pt" style:font-weight-asian="bold" style:font-size-complex="10.5pt" style:font-weight-complex="bold"/>
    </style:style>
    <style:style style:name="T46" style:family="text">
      <style:text-properties fo:color="#6b2394" fo:font-size="14pt" fo:font-weight="bold" style:font-size-asian="14pt" style:font-weight-asian="bold" style:font-size-complex="14pt" style:font-weight-complex="bold"/>
    </style:style>
    <style:style style:name="T47" style:family="text">
      <style:text-properties fo:background-color="#e6e6ff" style:font-weight-asian="bold"/>
    </style:style>
    <style:style style:name="T48" style:family="text">
      <style:text-properties fo:font-weight="normal" fo:background-color="#e6e6ff" style:font-weight-asian="normal" style:font-weight-complex="normal"/>
    </style:style>
    <style:style style:name="T49" style:family="text">
      <style:text-properties fo:font-weight="normal" style:font-weight-asian="normal" style:font-weight-complex="normal"/>
    </style:style>
    <style:style style:name="T50" style:family="text">
      <style:text-properties fo:font-size="13pt" style:font-size-asian="13pt" style:font-size-complex="13pt"/>
    </style:style>
    <style:style style:name="T51" style:family="text">
      <style:text-properties fo:color="#ff00ff" style:font-name="Courier New" fo:font-size="14pt" fo:font-weight="bold" style:font-size-asian="14pt" style:font-weight-asian="bold" style:font-size-complex="14pt" style:font-weight-complex="bold"/>
    </style:style>
    <style:style style:name="T52" style:family="text">
      <style:text-properties fo:color="#808080" fo:font-weight="normal" style:font-weight-asian="normal" style:font-weight-complex="normal"/>
    </style:style>
    <style:style style:name="T53" style:family="text">
      <style:text-properties fo:color="#808080" fo:background-color="transparent"/>
    </style:style>
    <style:style style:name="T54" style:family="text">
      <style:text-properties fo:color="#3333ff" style:font-name="Courier New"/>
    </style:style>
    <style:style style:name="T55" style:family="text">
      <style:text-properties fo:color="#3333ff" style:font-name-asian="Courier New"/>
    </style:style>
    <style:style style:name="T56" style:family="text">
      <style:text-properties style:font-name="Courier New"/>
    </style:style>
    <style:style style:name="T57" style:family="text">
      <style:text-properties style:font-name="Courier New" style:font-name-asian="Courier New"/>
    </style:style>
    <style:style style:name="T58" style:family="text">
      <style:text-properties style:font-name-asian="Courier New"/>
    </style:style>
    <style:style style:name="T59" style:family="text">
      <style:text-properties fo:color="#3366ff" style:font-name="Courier New"/>
    </style:style>
    <style:style style:name="T60" style:family="text">
      <style:text-properties fo:color="#3366ff" style:font-name-asian="Courier New"/>
    </style:style>
    <style:style style:name="T61" style:family="text">
      <style:text-properties fo:color="#ff0000" style:font-name-asian="Courier New"/>
    </style:style>
    <style:style style:name="T62" style:family="text">
      <style:text-properties fo:color="#ff0000" fo:font-size="14pt" style:font-name-asian="Courier New" style:font-size-asian="14pt" style:font-size-complex="14pt"/>
    </style:style>
    <style:style style:name="T63" style:family="text">
      <style:text-properties fo:color="#ff0000" fo:background-color="transparent"/>
    </style:style>
    <style:style style:name="T64" style:family="text">
      <style:text-properties fo:color="#ff3366"/>
    </style:style>
    <style:style style:name="T65" style:family="text">
      <style:text-properties fo:color="#ff3366" style:font-name="Courier New" fo:font-weight="bold" style:font-weight-asian="bold" style:font-weight-complex="bold"/>
    </style:style>
    <style:style style:name="T66" style:family="text">
      <style:text-properties fo:color="#33ff33" style:font-name="Courier New" fo:background-color="#000000"/>
    </style:style>
    <style:style style:name="T67" style:family="text">
      <style:text-properties fo:color="#944794" style:font-name="Courier New" fo:font-weight="bold" style:font-weight-asian="bold" style:font-weight-complex="bold"/>
    </style:style>
    <style:style style:name="T68" style:family="text">
      <style:text-properties fo:color="#944794" fo:font-weight="bold" style:font-name-asian="Courier New" style:font-weight-asian="bold" style:font-weight-complex="bold"/>
    </style:style>
    <style:style style:name="T69" style:family="text">
      <style:text-properties fo:color="#800080"/>
    </style:style>
    <style:style style:name="T70" style:family="text">
      <style:text-properties fo:color="#800080" fo:font-weight="bold" style:font-weight-asian="bold" style:font-weight-complex="bold"/>
    </style:style>
    <style:style style:name="T71" style:family="text">
      <style:text-properties fo:font-size="10.5pt" style:font-size-asian="10.5pt" style:font-size-complex="10.5pt"/>
    </style:style>
    <style:style style:name="T72" style:family="text">
      <style:text-properties style:font-size-asian="13.5pt"/>
    </style:style>
    <style:style style:name="T73" style:family="text">
      <style:text-properties fo:font-size="13.5pt"/>
    </style:style>
    <style:style style:name="T74" style:family="text">
      <style:text-properties fo:color="#0000ff" fo:font-size="13.5pt"/>
    </style:style>
    <style:style style:name="T75" style:family="text">
      <style:text-properties fo:background-color="transparent"/>
    </style:style>
    <style:style style:name="fr1" style:family="graphic" style:parent-style-name="Graphics">
      <style:graphic-properties fo:margin-left="0in" fo:margin-right="0in" fo:margin-top="0in" fo:margin-bottom="0in" style:vertical-pos="middle"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Linux学习</text:p>
      <text:p text:style-name="P42"/>
      <text:p text:style-name="Standard"/>
      <text:p text:style-name="Standard">1 linux介绍：</text:p>
      <text:p text:style-name="Standard"><text:s text:c="10"/>是一种自由开放源码的类Unix操作系统， <text:s/>基于posix和unix的多用户，多任务，支持多线程和多CPU的操作系统。它能运行主要的unix工具软件，应用程序和网络协议。它支持32位和64位硬件。主要应用在手机，平板电脑，智能家具,视频游戏控制台，台式计算机，大型机和超级计算机。</text:p>
      <text:p text:style-name="Standard"><text:s/></text:p>
      <text:p text:style-name="Standard"/>
      <text:p text:style-name="Standard">2 指令</text:p>
      <text:p text:style-name="Standard"/>
      <text:p text:style-name="Standard">chown :通过chown改变文件的拥有者和群组</text:p>
      <text:p text:style-name="Standard"><text:s text:c="8"/><text:span text:style-name="T19">sudo chown cubie:cubie -R filename</text:span> <text:s/><text:span text:style-name="T2">把文件root 权限改为cubie</text:span></text:p>
      <text:p text:style-name="Standard"><text:span text:style-name="T2"><text:s text:c="5"/></text:span><text:span text:style-name="T3"><text:s text:c="2"/>chown mail:mail log2012.log <text:s text:c="6"/></text:span><text:span text:style-name="Strong_20_Emphasis"><text:span text:style-name="T5">改变拥有者和群组</text:span></text:span></text:p>
      <text:p text:style-name="Standard"><text:span text:style-name="T3"><text:s text:c="7"/>chown root: log2012.log <text:s text:c="14"/></text:span><text:span text:style-name="Strong_20_Emphasis"><text:span text:style-name="T5">改变文件拥有者和群组</text:span></text:span></text:p>
      <text:p text:style-name="Standard"><text:span text:style-name="T3"><text:s text:c="8"/>chown :mail log2012.log <text:s text:c="14"/></text:span><text:span text:style-name="Strong_20_Emphasis"><text:span text:style-name="T5">改变文件群组</text:span></text:span></text:p>
      <text:p text:style-name="Standard"><text:span text:style-name="T3"><text:s text:c="7"/>chown -R -v root:mail test6</text:span><text:span text:style-name="T2"> <text:s text:c="10"/></text:span><text:span text:style-name="Strong_20_Emphasis">指定目录以及其子目录下的所有文件的拥有者和群组</text:span></text:p>
      <text:p text:style-name="Standard"><text:span text:style-name="T2"><text:s text:c="6"/></text:span><text:span text:style-name="Strong_20_Emphasis">　必要参数:</text:span></text:p>
      <text:p text:style-name="Text_20_body">　　<text:span text:style-name="T5">　　-c 显示更改的部分的信息</text:span></text:p>
      <text:p text:style-name="P1">　　　　-f 忽略错误信息</text:p>
      <text:p text:style-name="P1">　　　　-h 修复符号链接</text:p>
      <text:p text:style-name="P1">　　　　-R 处理指定目录以及其子目录下的所有文件</text:p>
      <text:p text:style-name="P1">　　　　-v 显示详细的处理信息</text:p>
      <text:p text:style-name="P1">　　　　-deference 作用于符号链接的指向，而不是链接文件本身</text:p>
      <text:p text:style-name="Text_20_body"><text:span text:style-name="T5">　　 <text:s text:c="4"/></text:span><text:span text:style-name="Strong_20_Emphasis"><text:span text:style-name="T5">选择参数:</text:span></text:span></text:p>
      <text:p text:style-name="P1">　　　　--reference=&lt;目录或文件&gt; 把指定的目录/文件作为参考，把操作的文件/目录设置成参考文件/目录相同拥有者和群组</text:p>
      <text:p text:style-name="P1">　　　　--from=&lt;当前用户：当前群组&gt; 只有当前用户和群组跟指定的用户和群组相同时才进行改变</text:p>
      <text:p text:style-name="P1">　　　　--help 显示帮助信息</text:p>
      <text:p text:style-name="P1">　　　　--version 显示版本信息</text:p>
      <text:p text:style-name="P1"/>
      <text:p text:style-name="Standard">$ ,&gt;和# 分别代表主机,scratchbox ,或者在开发板上执行命令</text:p>
      <text:p text:style-name="Standard">在vim 中查找　　命令模式下　输入/needFindname</text:p>
      <text:p text:style-name="Standard">$ gnome-system-monitor <text:s text:c="2"/>打开任务管理器</text:p>
      <text:p text:style-name="P66"><text:bookmark text:name="best-content-1872433755"/># history -c清除历史记录</text:p>
      <text:p text:style-name="P66"><text:bookmark text:name="best-content-18724337551"/># echo &gt; ./.bash_histo <text:s/>清除这个目录下文件</text:p>
      <text:p text:style-name="Standard">./name.run <text:s text:c="5"/><text:line-break/>cd !$ 把上个命令的参数做为输入<text:line-break/>cd .. 回到上层目录</text:p>
      <text:p text:style-name="Standard"/>
      <text:p text:style-name="Standard">whereis <text:s/>软件名称:查看软件安装目录</text:p>
      <text:p text:style-name="Standard">which <text:s text:c="3"/>软件名称:查看软件需在哪个目录运行</text:p>
      <text:p text:style-name="Standard">java -verson 测试java环境是否搭建好</text:p>
      <text:p text:style-name="Standard"><text:soft-page-break/>cat:显示文本文件内容 <text:s text:c="2"/>( 语法：$ cat filename; <text:s text:c="2"/></text:p>
      <text:p text:style-name="Standard"><text:s text:c="36"/>如果显示其子文件信息：$ cat /filename/filenameSon)</text:p>
      <text:p text:style-name="Standard">wget :下载 <text:s/></text:p>
      <text:p text:style-name="Standard"><text:s text:c="8"/><text:span text:style-name="Source_20_Text">wget http://links.twibright.com/download/links-2.9.tar.gz</text:span> <text:s text:c="45"/></text:p>
      <text:p text:style-name="Standard"/>
      <text:p text:style-name="Standard">more/less:每次以一个page显示。按回车键浏览剩余部分 ( <text:s text:c="2"/>语法：more <text:s/>filename);</text:p>
      <text:p text:style-name="Standard"/>
      <text:p text:style-name="Standard">ls 命令 ：查看目录及文件（语法：ls filename ）</text:p>
      <text:p text:style-name="Standard"/>
      <text:p text:style-name="Standard">cp：拷贝文件或拷贝数个文件到另一目录。</text:p>
      <text:p text:style-name="Standard"><text:s text:c="6"/>-b同名,备分原来的文件; </text:p>
      <text:p text:style-name="Standard"><text:s text:c="6"/>-f强制覆盖同名文件</text:p>
      <text:p text:style-name="Standard"><text:s text:c="6"/>-r按递归方式保留原目录结构复制文件</text:p>
      <text:p text:style-name="Standard"><text:s text:c="24"/>（语法： cp <text:s text:c="2"/>需拷贝文件 <text:s text:c="4"/>要拷贝到的目标文件</text:p>
      <text:p text:style-name="Standard"><text:s text:c="31"/>拷贝目录文件到当前目录： <text:s text:c="3"/>cp -r /需拷贝的目录文件</text:p>
      <text:p text:style-name="Standard"><text:s text:c="33"/>拷贝目录文件到指定目录：cp -r/.）</text:p>
      <text:p text:style-name="Standard"><text:s text:c="10"/>cp -r <text:s text:c="4"/>需拷贝目录文件 <text:s text:c="5"/>拷贝的地方</text:p>
      <text:p text:style-name="Standard"/>
      <text:p text:style-name="Standard">rm 命令：删除文件（语法：rm <text:s/>filename/filenameSon;）</text:p>
      <text:p text:style-name="Standard">mv:文件改名或搬移（语法：mv 需修改文件 <text:s/>改后文件）;</text:p>
      <text:p text:style-name="Standard">pwd 命令：显示当前工作目录（pwd <text:s text:c="2"/>filename）；</text:p>
      <text:p text:style-name="Standard"/>
      <text:p text:style-name="Standard">mkdir/rmdir:创建目录/删除目录（语法：mkdir/rmdir filename）;</text:p>
      <text:p text:style-name="Standard">rm -r:是删除整个目录文件（语法：rm-r <text:s text:c="2"/>目录名）；</text:p>
      <text:p text:style-name="Standard">mv:目录更名或搬移。（语法：mv 目录名称 <text:s text:c="2"/>移动到的位置） <text:s/></text:p>
      <text:p text:style-name="Standard"><text:s text:c="6"/>注意：如果把文件移到外边 需加上这个文 <text:s/>件的名 如：mv Desktop/Bin <text:s/>Bin <text:s/>把Bin这个文件夹移出去;</text:p>
      <text:p text:style-name="Standard"/>
      <text:p text:style-name="Standard">pwd ：显示当前工作目录（语法：pwd）;</text:p>
      <text:p text:style-name="Standard">cd:切换目录（语法：cd <text:s/>目录名称）可以直接切换到桌面，操作桌面上文件;</text:p>
      <text:p text:style-name="P65"><text:s text:c="16"/>假如从一个文件切换 <text:s/>另一个文件：cd ../../文件夹/子文件夹</text:p>
      <text:p text:style-name="Standard"><text:span text:style-name="T2">find</text:span>:查找文件或目录（find <text:s/>/文件所在目录 <text:s/>-name <text:s/>filename <text:s text:c="2"/>按名字查找</text:p>
      <text:p text:style-name="Standard"><text:s text:c="38"/>-type <text:s/>x 按类型查找</text:p>
      <text:p text:style-name="Standard"><text:s text:c="38"/>-user username 查找属主为username的文件</text:p>
      <text:p text:style-name="Standard"><text:s text:c="38"/>-atime n <text:s text:c="3"/>查找n天以前访问过的文件；</text:p>
      <text:p text:style-name="Standard"><text:s text:c="38"/>-cmin n <text:s text:c="2"/>查找n分钟以前被修改过得文件</text:p>
      <text:p text:style-name="Standard"><text:s text:c="38"/>-mtime n 查找n天以前被修改过的文件；</text:p>
      <text:p text:style-name="Standard"><text:s text:c="38"/>-exec cmd{} 对查找出来的文件执行cmd命令，{}表示找到的文件，命令要以“\;”结束； </text:p>
      <text:p text:style-name="Standard"><text:s text:c="34"/>）</text:p>
      <text:p text:style-name="Standard"/>
      <text:p text:style-name="P13">#locate <text:s text:c="2"/></text:p>
      <text:p text:style-name="P12"><text:span text:style-name="T6"><text:s text:c="5"/>-i <text:s text:c="4"/>//</text:span>查找文件的时候不区分大小写 比如：<text:span text:style-name="T6">locate –i passwd </text:span></text:p>
      <text:p text:style-name="P14"><text:span text:style-name="T6">-n <text:s text:c="3"/>//</text:span>只显示查找结果的前<text:span text:style-name="T6">N</text:span>行 比如：<text:span text:style-name="T6">locate -n 5 <text:s/>passwd </text:span></text:p>
      <text:p text:style-name="Standard"/>
      <text:p text:style-name="Standard">grep:在文件夹中查找字符串（语法：grep 需查找的字符串 <text:s text:c="2"/>字符串所在文件名</text:p>
      <text:p text:style-name="Standard"><text:s text:c="49"/>例如: <text:s text:c="4"/>查找桌面h文件中 abcd字符串 ：grep <text:s text:c="2"/>abcd <text:s text:c="2"/>桌面/h</text:p>
      <text:p text:style-name="Standard"><text:s text:c="49"/>注意：如果字符串不是连在一起 就需要加双引号”ab <text:s/>cd”</text:p>
      <text:p text:style-name="Standard"/>
      <text:p text:style-name="Standard"><text:soft-page-break/>^ 查找指定某字母开头的一行 <text:s text:c="8"/>$ grep <text:s/>'^b' <text:s/>filename；</text:p>
      <text:p text:style-name="Standard">$ <text:s/>查找指定某字母为结尾的一行 <text:s text:c="4"/>$ grep <text:s/>'b$' <text:s text:c="2"/>filename；</text:p>
      <text:p text:style-name="Standard">. <text:s/>查找以某些字母为头的两个字符或三个字符 <text:s text:c="3"/>eg <text:s text:c="2"/>an. <text:s/>表示包括and any等。 <text:s text:c="2"/>）</text:p>
      <text:p text:style-name="Standard">kill: 终止正在执行的进程 <text:s/>（语法：kill <text:s/>进程号）</text:p>
      <text:p text:style-name="Standard"/>
      <text:p text:style-name="P43">与服务器相关命令</text:p>
      <text:p text:style-name="Standard">ftp： 传送文件（可以输入？ 或help得到有关帮助信息，输入quit 就会退出）；</text:p>
      <text:p text:style-name="Standard">telnet:用来连接其他机器执行工作（语法：telnet <text:s/>Ip地址）；</text:p>
      <text:p text:style-name="Standard">ping: 查看网络上的主机是否在工作（语法：ping <text:s text:c="2"/>Ip地址）；</text:p>
      <text:p text:style-name="Standard"/>
      <text:p text:style-name="Standard">mount :mount主要用于挂上文件系统；意思是硬盘中内容必须在linux下操作，</text:p>
      <text:p text:style-name="Standard"><text:s text:c="68"/>就要用mount 指令 把这块分区挂到linux下。</text:p>
      <text:p text:style-name="Standard">unmount:卸下已挂上的文件系统，但不能卸下root </text:p>
      <text:p text:style-name="Standard"><text:s/>su：可以让普通用户拥有超级用户或其他用户权限。</text:p>
      <text:p text:style-name="Standard"><text:s text:c="9"/>切换用户 直接 <text:s/>su <text:s/>username</text:p>
      <text:p text:style-name="Standard"><text:s/></text:p>
      <text:p text:style-name="Standard">shutdown:设定关闭电源的时间点（语法 ）</text:p>
      <text:p text:style-name="Standard"><text:s text:c="6"/><text:a xlink:type="simple" xlink:href="http://baike.baidu.com/view/596875.htm" office:target-frame-name="_blank" xlink:show="new">shutdown</text:a><text:span text:style-name="T7"> <text:s text:c="2"/></text:span>-c　<text:span text:style-name="T9">中断关机：当执行</text:span><text:span text:style-name="T10">"shutdown -h 12:00"</text:span><text:span text:style-name="T9">指令时，只要按</text:span><text:span text:style-name="T10">+</text:span><text:span text:style-name="T9">键就可以中断关机的指令</text:span><text:line-break/>　　shutdown <text:s/>-n 　强制关机（<text:span text:style-name="T9">不调用</text:span><text:span text:style-name="T10">init</text:span><text:span text:style-name="T9">进程进行关机</text:span>）</text:p>
      <text:p text:style-name="Standard">　　shutdown -r　关机并重启<text:line-break/>　　shutdown -k <text:s text:c="2"/>模拟关机<text:line-break/>　　shutdown -h <text:s/>now/数字／时刻 <text:s text:c="5"/><text:span text:style-name="T18">关闭电源（now 是立刻；数字是几分钟后关机；是在某个时刻关机）</text:span><text:line-break/>　　shutdown -f　<text:span text:style-name="T9">重新启动时不进行磁盘检测（</text:span><text:span text:style-name="T10">fsck</text:span><text:span text:style-name="T9">）</text:span><text:line-break/><text:span text:style-name="T2">　　shutdown -m \\计算机名　控制远程计算机</text:span><text:line-break/>　　shutdown -i　显示“远程关机”<text:a xlink:type="simple" xlink:href="http://baike.baidu.com/view/185360.htm" office:target-frame-name="_blank" xlink:show="new">图形用户界面</text:a>，但必须是Shutdown的第一个参数 　<text:line-break/>　　shutdown -l　注销当前用户<text:line-break/></text:p>
      <text:p text:style-name="Standard"/>
      <text:p text:style-name="Standard"/>
      <text:p text:style-name="Standard">man:<text:span text:style-name="T27">Linux</text:span><text:span text:style-name="T28">提供了丰富的帮助手册，当你需要查看某个命令的参数时不必到处上网查找，只要</text:span><text:span text:style-name="T26">man</text:span><text:span text:style-name="T28">一下.</text:span></text:p>
      <text:p text:style-name="Standard"/>
      <text:p text:style-name="Standard">clear:清除屏幕。</text:p>
      <text:p text:style-name="Standard"/>
      <text:p text:style-name="Standard">Chmod :改变一个或多个文件的存取模式(model)</text:p>
      <text:p text:style-name="Standard"><text:s text:c="17"/>(语法: chmod [-cfvR] [--help] [--version] <text:s text:c="4"/>modefile)</text:p>
      <text:p text:style-name="Standard"/>
      <text:p text:style-name="Standard"><text:bookmark text:name="zoom"/>+表示增加权限、-表示取消权限、=表示唯一设定权限。 <text:line-break/>r表示可读取，w表示可写入，x表示可执行，X表示只有当该档案是个子目录或者该档案已经被设定过为可执行。 <text:line-break/>-c:若该档案权限确实已经更改，才显示其更改动作 <text:line-break/>-f:若该档案权限无法被更改也不要显示错误讯息 <text:line-break/>-v:显示权限变更的详细资料 <text:line-break/>-R:对目前目录下的所有档案与子目录进行相同的权限变更(即以递回的方式逐个变更) </text:p>
      <text:p text:style-name="P36"/>
      <text:p text:style-name="P45"><text:bookmark text:name="zoom3"/>范例:将档案file1.txt设为所有人皆可读取 : <text:line-break/>chmod ugo+r file1.txt<text:line-break/>将档案file1.txt设为所有人皆可读取: <text:line-break/>chmoda+rfile1.txt <text:line-break/><text:soft-page-break/>将档案file1.txt与file2.txt设为该档案拥有者，与其所属同一个群体者可写入，但其他以外的人则不可写入 : <text:line-break/>chmod ug+w,o-w file1.txtfile2.txt<text:line-break/>将ex1.py设定为只有该档案拥有者可以执行: <text:line-break/>chmod u+x ex1.py<text:line-break/>将目前目录下的所有档案与子目录皆设为任何人可读取: <text:line-break/>chmod -R a+r* <text:line-break/>此外chmod也可以用数字来表示权限如 chmod 777 file <text:line-break/>语法为：chmod abc file <text:line-break/>其中a,b,c各为一个数字，分别表示User、Group、及Other的权限。</text:p>
      <text:p text:style-name="P36"/>
      <text:p text:style-name="Standard"/>
      <text:p text:style-name="P46">软件卸载安装指令：<text:span text:style-name="T29">sudo apt-get <text:s/>remove/install <text:s/>徐卸载软件名称 <text:s/>(可以解决缺少依赖关系)</text:span></text:p>
      <text:p text:style-name="P47"><text:s text:c="30"/>dpkg -i package_name.deb <text:s text:c="4"/>(安装deb包)</text:p>
      <text:p text:style-name="P47"><text:s text:c="3"/>解压ZIP文件：unzip包名</text:p>
      <text:p text:style-name="P47"><text:s text:c="10"/>tar文件：$ tar xzf <text:s/>packagename.tar.gz</text:p>
      <text:p text:style-name="P47">　　　　　　　　　tar <text:s/>-xvf/-d <text:s text:c="4"/>name.tar.xz</text:p>
      <text:p text:style-name="Standard"><text:span text:style-name="T29"><text:s text:c="29"/></text:span><text:span text:style-name="T73">tar xjvf <text:s text:c="6"/>name．tar.bz2</text:span></text:p>
      <text:p text:style-name="P47"><text:s text:c="11"/>7Z 文件: <text:s/>7z <text:s text:c="2"/>x <text:s text:c="2"/>FileName.7z</text:p>
      <text:p text:style-name="P47"><text:s text:c="12"/></text:p>
      <text:p text:style-name="Standard"><text:span text:style-name="T29"><text:s text:c="3"/>这条命令是将yajiu.jpg和yajiu.png压缩成一个7z包 <text:s text:c="8"/></text:span><text:line-break/> <text:s text:c="5"/># 7z a yajiu.7z yajiu.jpg yajiu.png<text:line-break/> <text:s/>这条命令是将所有.jpg的文件压缩成一个7z包<text:line-break/> <text:s text:c="5"/># 7z a yajiu.7z *.jpg<text:line-break/> <text:s text:c="2"/>这条命令是将文件夹yajiu压缩成一个7z包<text:line-break/> <text:s text:c="10"/># 7z a yajiu.7z yajiu<text:line-break/> <text:s text:c="2"/>这条命令是将yajiu.7z中的所有文件解压出来，<text:span text:style-name="T2">e是解压到当前路径</text:span><text:line-break/> <text:s text:c="10"/># 7z e yajiu.7z<text:line-break/> <text:s text:c="2"/>这条命令是将yajiu.7z中的所有文件<text:span text:style-name="T2">解压出来</text:span>，<text:span text:style-name="T2">x是解压到压缩包命名的目录下</text:span><text:span text:style-name="T30"> </text:span><text:line-break/> <text:s text:c="11"/># 7z x yajiu.7z<text:line-break/><text:span text:style-name="T29"> <text:s text:c="7"/></text:span></text:p>
      <text:p text:style-name="P47"/>
      <text:p text:style-name="P47">apt指令：安装需要依赖关系的deb包时 <text:s text:c="4"/>解决方法：</text:p>
      <text:p text:style-name="P47"><text:s text:c="14"/>sudo apt-get upgrade <text:s text:c="2"/>可以知道哪些包未满足依赖关系，需要更新。</text:p>
      <text:p text:style-name="P47"><text:s text:c="14"/>sudo apt-get -f install <text:s/>修复</text:p>
      <text:p text:style-name="P47"/>
      <text:p text:style-name="P47"><text:s text:c="14"/>sudo apt-get update 更新软件</text:p>
      <text:p text:style-name="P47"/>
      <text:p text:style-name="P47"><text:s text:c="4"/></text:p>
      <text:p text:style-name="P48"><text:s text:c="2"/>apt-cache </text:p>
      <text:p text:style-name="P47"/>
      <text:p text:style-name="P47">该命令用于在apt的软件包缓存中搜索软件。简单来说，就是用于搜索软件包，收集软件包信息并用于搜索哪些可以在Ubuntu或Debian上安装的软件。 </text:p>
      <text:p text:style-name="P47"/>
      <text:p text:style-name="P47">列出当前所有可用的软件包 </text:p>
      <text:p text:style-name="P47">apt-cache pkgnames </text:p>
      <text:p text:style-name="P47"/>
      <text:p text:style-name="P47">查找软件包并列出该软件包的相关信息 </text:p>
      <text:p text:style-name="P47">apt-cache search vsftpd </text:p>
      <text:p text:style-name="P47"><text:soft-page-break/></text:p>
      <text:p text:style-name="P47">找出所有以vsftpd开头的软件包 </text:p>
      <text:p text:style-name="P47">apt-cache pkgnames vsftp </text:p>
      <text:p text:style-name="P47"/>
      <text:p text:style-name="P47">查看软件包信息 </text:p>
      <text:p text:style-name="P47">apt-cache show netcat </text:p>
      <text:p text:style-name="P47">查看软件包以来关系 </text:p>
      <text:p text:style-name="P47"/>
      <text:p text:style-name="P47">apt-cahce showpkg vsftpd </text:p>
      <text:p text:style-name="P47">showpkg子命令会检测指定软件包的依赖软件包是否已经被安装 </text:p>
      <text:p text:style-name="P47"/>
      <text:p text:style-name="P47">查看软件包总体信息 </text:p>
      <text:p text:style-name="P47">apt-cache stats </text:p>
      <text:p text:style-name="P47">stats子命令用于统计软件包总体信息 </text:p>
      <text:p text:style-name="P47"/>
      <text:p text:style-name="P47">更新系统软件包 </text:p>
      <text:p text:style-name="P47">apt-get update </text:p>
      <text:p text:style-name="P47">update子命令会同步/etc/apt/sources.list文件中的软件包索引，并更新索引中的所有软件包 </text:p>
      <text:p text:style-name="P47"/>
      <text:p text:style-name="P47">更新软件包 </text:p>
      <text:p text:style-name="P47">apt-get upgrade </text:p>
      <text:p text:style-name="P47">upgrade子命令会更新当前系统中所有已安装的软件包，并同时所更新的软件包相关的所以来的软件包 </text:p>
      <text:p text:style-name="P47"/>
      <text:p text:style-name="P47">安装或更新指定软件包 </text:p>
      <text:p text:style-name="P47">apt-get install netcat </text:p>
      <text:p text:style-name="P47">安装或更新netcat软件包 </text:p>
      <text:p text:style-name="P47"/>
      <text:p text:style-name="P47">apt-get install packageName --no-upgrade </text:p>
      <text:p text:style-name="P47">--no-upgrade子命令会阻止已经安装过的文件进行更新操作 </text:p>
      <text:p text:style-name="P47"/>
      <text:p text:style-name="P47">apt-get install packageName --only-upgrade </text:p>
      <text:p text:style-name="P47">--only-upgrade子命令知会更新已经安装过的文件，并不会安装新文件 </text:p>
      <text:p text:style-name="P47"/>
      <text:p text:style-name="P47">apt-get install vsftpd=2.3.5... </text:p>
      <text:p text:style-name="P47">安装指定版本的包文件 </text:p>
      <text:p text:style-name="P47"/>
      <text:p text:style-name="P47">apt-get remove vsftpd </text:p>
      <text:p text:style-name="P47">移除软件包，但是保留软件的相关配置文件信息 </text:p>
      <text:p text:style-name="P47"/>
      <text:p text:style-name="P47">apt-get purge vsftpd </text:p>
      <text:p text:style-name="P47">移除软件包的所有文件，或者使用： </text:p>
      <text:p text:style-name="P47">apt-get remove --purge vsftpd </text:p>
      <text:p text:style-name="P47"/>
      <text:p text:style-name="P47">apt-get clean </text:p>
      <text:p text:style-name="P47">删除所以已下载的软件包 </text:p>
      <text:p text:style-name="P47"/>
      <text:p text:style-name="P47">apt-get --download-only source vsftpd </text:p>
      <text:p text:style-name="P47">只下载软件源码包 </text:p>
      <text:p text:style-name="P47"/>
      <text:p text:style-name="P47"><text:soft-page-break/>apt-get source vsftpd </text:p>
      <text:p text:style-name="P47">下载并解压包 </text:p>
      <text:p text:style-name="P47"/>
      <text:p text:style-name="P47">apt-get --compile source goaccess </text:p>
      <text:p text:style-name="P47">下载、解压并编译 </text:p>
      <text:p text:style-name="P47"/>
      <text:p text:style-name="P47">apt-get download nethogs </text:p>
      <text:p text:style-name="P47">仅将软件包下载到当前工作目录中 </text:p>
      <text:p text:style-name="P47"/>
      <text:p text:style-name="P47">apt-get changelog vsftpd </text:p>
      <text:p text:style-name="P47">查看软件包的日志信息 </text:p>
      <text:p text:style-name="P47"/>
      <text:p text:style-name="P47">apt-get check </text:p>
      <text:p text:style-name="P47"/>
      <text:p text:style-name="P47">apt-get build-dep netcat </text:p>
      <text:p text:style-name="P47">在当前系统中的本地包库中查看指定包的依赖包并对以来包进行安装</text:p>
      <text:p text:style-name="P47"/>
      <text:p text:style-name="P47"><text:s text:c="4"/></text:p>
      <text:p text:style-name="P47">linux 编辑器：vi和Emacs <text:s text:c="3"/></text:p>
      <text:p text:style-name="P49"><text:s/><text:span text:style-name="T2">vi编辑器：</text:span><text:span text:style-name="T11">是linux 提供的一个标准全屏幕文本编辑器。</text:span></text:p>
      <text:p text:style-name="P37"><text:s text:c="6"/>vi模式：命令模式 <text:s text:c="2"/>插入模式 <text:s text:c="3"/>ex模式</text:p>
      <text:p text:style-name="P37"><text:s text:c="6"/>vi编辑器模式：命令模式 <text:s/>输入模式 <text:s text:c="2"/>末行模式</text:p>
      <text:p text:style-name="P37"><text:s text:c="10"/>命令模式： vi启动后默认进入的模式，也可以从这个模式切换到其他模式，但从其他模式切换到命令模式只要按下 <text:s text:c="2"/>Esc;在命令模式输入 I,o,或a可以进入vi的 <text:s text:c="2"/>输入模式</text:p>
      <text:p text:style-name="P37"><text:s text:c="11"/>输入模式：在这个模式中我们可以编辑，修改，输入等编辑工作，在编辑器最后显示一个‘Insert’表示已进入了输入模式。当我们<text:span text:style-name="T2">完成修改输入等操作的时候我们需要保存文件</text:span>，这时候我们需要先返回<text:span text:style-name="T2">命令模式</text:span>，再进入末行模式保存。</text:p>
      <text:p text:style-name="P37"><text:s text:c="10"/>末行模式：在命令模式输入“：”即可进入该模式，在末行模式中有好多好用的命令。</text:p>
      <text:p text:style-name="P37"><draw:frame draw:style-name="fr1" draw:name="图形1" text:anchor-type="as-char" svg:width="4.3752in" svg:height="3.0626in" draw:z-index="0"><draw:image xlink:href="http://files.jb51.net/file_images/article/201207/2012071021463634.jpg" xlink:type="simple" xlink:show="embed" xlink:actuate="onLoad"/></draw:frame></text:p>
      <text:p text:style-name="P37"><text:s text:c="9"/></text:p>
      <text:p text:style-name="P37"><text:s text:c="6"/>启动vi: $ vi <text:s text:c="17"/>直接进入vi编译环境</text:p>
      <text:p text:style-name="P37"><text:s text:c="19"/>$ <text:s/>vi <text:s/>myfile <text:s text:c="4"/>进入vi编辑环境并打开新建文件</text:p>
      <text:p text:style-name="P37"><text:s text:c="19"/>:q <text:s text:c="19"/>退出 vi编译环境</text:p>
      <text:p text:style-name="P37"><text:s text:c="19"/>:q! <text:s text:c="8"/>输入末行命令放弃对文件修改并 <text:s/>退出 </text:p>
      <text:p text:style-name="P37"><text:soft-page-break/><text:s text:c="19"/>:w <text:s text:c="7"/>保存文本但必须在 先进入命令模式 下进行输入：w，自动会进入末行模式保存</text:p>
      <text:p text:style-name="P37"><text:s text:c="19"/>:wq <text:s text:c="6"/>保存文件并退出 <text:s text:c="2"/></text:p>
      <text:p text:style-name="P2"><text:s text:c="3"/></text:p>
      <text:p text:style-name="P3"><text:s/>光标移动和翻页操作：</text:p>
      <text:p text:style-name="P6"><text:s text:c="14"/>h向左移动光标</text:p>
      <text:p text:style-name="P6"><text:s text:c="14"/>l向右移动光标</text:p>
      <text:p text:style-name="P6"><text:s text:c="14"/>k向上移动光标</text:p>
      <text:p text:style-name="P6"><text:s text:c="15"/>j向下移动光标</text:p>
      <text:p text:style-name="P6"><text:s text:c="14"/><text:span text:style-name="T2">翻页Ctrl+f向前翻整页</text:span></text:p>
      <text:p text:style-name="P5"><text:s text:c="13"/>Ctrl+b向后翻整页</text:p>
      <text:p text:style-name="P5"><text:s text:c="13"/>Ctrl+u向前翻半页</text:p>
      <text:p text:style-name="P5"><text:s text:c="13"/>Ctrl+d向后翻半页</text:p>
      <text:p text:style-name="P38"><text:s/></text:p>
      <text:p text:style-name="P39"><text:s text:c="19"/></text:p>
      <text:p text:style-name="P20"><text:s text:c="20"/></text:p>
      <text:p text:style-name="P20"><text:s/>操作键功能 </text:p>
      <text:p text:style-name="P20"/>
      <text:p text:style-name="P20">^将光标快速跳转到本行的行首字符 </text:p>
      <text:p text:style-name="P20"/>
      <text:p text:style-name="P20">$将光标快速跳转到本行的行尾字符 </text:p>
      <text:p text:style-name="P20"/>
      <text:p text:style-name="P20">w将光标快速跳转到当前光标所在位置的后一个单词的首字母 </text:p>
      <text:p text:style-name="P20"/>
      <text:p text:style-name="P20">b将光标快速跳转到当前光标所在位置的前一个单词的首字母 </text:p>
      <text:p text:style-name="P20"><text:s/></text:p>
      <text:p text:style-name="P20">e将光标快速跳转到当前光标所在位置的后一个单词的尾字母 <text:s/></text:p>
      <text:p text:style-name="P20"/>
      <text:p text:style-name="P20">文件内行间快速跳转 </text:p>
      <text:p text:style-name="P20"/>
      <text:p text:style-name="P20">命令功能 </text:p>
      <text:p text:style-name="P20"/>
      <text:p text:style-name="P20">:set nu 在编辑器中显示行号 </text:p>
      <text:p text:style-name="P20"/>
      <text:p text:style-name="P20">:set nonu 取消编辑器中的行号显示 </text:p>
      <text:p text:style-name="P20"/>
      <text:p text:style-name="P20">1G跳转到文件的首行 </text:p>
      <text:p text:style-name="P20"/>
      <text:p text:style-name="P20">G跳转到文件的末尾行 </text:p>
      <text:p text:style-name="P20"/>
      <text:p text:style-name="P20">#G跳转到文件中的第#行 <text:s/></text:p>
      <text:p text:style-name="P20"/>
      <text:p text:style-name="P20">进入输入模式 </text:p>
      <text:p text:style-name="P20"/>
      <text:p text:style-name="P20">命令功能 </text:p>
      <text:p text:style-name="P20"/>
      <text:p text:style-name="P20"><text:soft-page-break/>i在当前光标处进入插入状态 </text:p>
      <text:p text:style-name="P20"/>
      <text:p text:style-name="P20">a在当前光标后进入插入状态 </text:p>
      <text:p text:style-name="P20"/>
      <text:p text:style-name="P20">A将光标移动到当前行的行末，并进入插入状态 </text:p>
      <text:p text:style-name="P20"/>
      <text:p text:style-name="P20">o在当前行的下面插入新行，光标移动到新行的行首，进入插入状态 </text:p>
      <text:p text:style-name="P20"/>
      <text:p text:style-name="P20">O在当前行的上面插入新行，光标移动到新行的行首，进入插入状态 </text:p>
      <text:p text:style-name="P20"/>
      <text:p text:style-name="P20">cw删除当前光标到所在单词尾部的字符，并进入插入状态 </text:p>
      <text:p text:style-name="P20"/>
      <text:p text:style-name="P20">c$删除当前光标到行尾的字符，并进入插入状态 </text:p>
      <text:p text:style-name="P20"/>
      <text:p text:style-name="P20">c^命令删除当前光标之前（不包括光标上的字符）到行首的字符，并进入插入状态 <text:s/></text:p>
      <text:p text:style-name="P20"/>
      <text:p text:style-name="P20">输入模式的编辑键操作 </text:p>
      <text:p text:style-name="P20"/>
      <text:p text:style-name="P20">按键功能 </text:p>
      <text:p text:style-name="P20"/>
      <text:p text:style-name="P20">方向键进行上下左右方向的光标移动 </text:p>
      <text:p text:style-name="P20"/>
      <text:p text:style-name="P20">Home快速定位光标到行首 </text:p>
      <text:p text:style-name="P20"/>
      <text:p text:style-name="P20">End快速定位光标到行尾 </text:p>
      <text:p text:style-name="P20"/>
      <text:p text:style-name="P20">PageUp进行文本的向上翻页 </text:p>
      <text:p text:style-name="P20"><text:s/></text:p>
      <text:p text:style-name="P20">PageDown进行文本的向下翻页 </text:p>
      <text:p text:style-name="P20"/>
      <text:p text:style-name="P20">Backspace删除光标左侧的字符 </text:p>
      <text:p text:style-name="P20"/>
      <text:p text:style-name="P20">Del删除光标位置的字符 <text:s/></text:p>
      <text:p text:style-name="P20"/>
      <text:p text:style-name="P20">删除操作 </text:p>
      <text:p text:style-name="P20"/>
      <text:p text:style-name="P20">命令功能 </text:p>
      <text:p text:style-name="P20"/>
      <text:p text:style-name="P20">x删除光标处的单个字符 </text:p>
      <text:p text:style-name="P20"/>
      <text:p text:style-name="P20">dd删除光标所在行 </text:p>
      <text:p text:style-name="P20"/>
      <text:p text:style-name="P20">dw删除当前字符到单词尾（包括空格）的所有字符 </text:p>
      <text:p text:style-name="P20"/>
      <text:p text:style-name="P20">de删除当前字符到单词尾（不包括单词尾部的空格）的所有字符 </text:p>
      <text:p text:style-name="P20"/>
      <text:p text:style-name="P20">d$删除当前字符到行尾的所有字符 </text:p>
      <text:p text:style-name="P20"/>
      <text:p text:style-name="P20">d^删除当前字符到行首的所有字符 </text:p>
      <text:p text:style-name="P20"><text:soft-page-break/></text:p>
      <text:p text:style-name="P20">J删除光标所在行行尾的换行符，相当于合并当前行和下一行的内容 <text:s/></text:p>
      <text:p text:style-name="P20"/>
      <text:p text:style-name="P20">撤消操作 </text:p>
      <text:p text:style-name="P20"/>
      <text:p text:style-name="P20">命令功能 </text:p>
      <text:p text:style-name="P20"/>
      <text:p text:style-name="P20">u取消最近一次的操作，并恢复操作结果 </text:p>
      <text:p text:style-name="P20"/>
      <text:p text:style-name="P20">可以多次使用u命令恢复已进行的多步操作 </text:p>
      <text:p text:style-name="P20"/>
      <text:p text:style-name="P20">U取消对当前行进行的所有操作 </text:p>
      <text:p text:style-name="P20"/>
      <text:p text:style-name="P20">Ctrl + r对使用u命令撤销的操作进行恢复 <text:s/></text:p>
      <text:p text:style-name="P20"/>
      <text:p text:style-name="P20">复制与粘贴操作 </text:p>
      <text:p text:style-name="P20"/>
      <text:p text:style-name="P20">命令功能 </text:p>
      <text:p text:style-name="P20"/>
      <text:p text:style-name="P20">yy复制当前行整行的内容到vi缓冲区 </text:p>
      <text:p text:style-name="P20"/>
      <text:p text:style-name="P20">yw复制当前光标到单词尾字符的内容到vi缓冲区 </text:p>
      <text:p text:style-name="P20"/>
      <text:p text:style-name="P20">y$复制当前光标到行尾的内容到vi缓冲区 </text:p>
      <text:p text:style-name="P20"/>
      <text:p text:style-name="P20">y^复制当前光标到行首的内容到vi缓冲区 </text:p>
      <text:p text:style-name="P20"><text:s/></text:p>
      <text:p text:style-name="P20">p读取vi缓冲区中的内容，并粘贴到光标当前的位置（不覆盖文件已有的内容） </text:p>
      <text:p text:style-name="P20"/>
      <text:p text:style-name="P20">字符串查找操作 </text:p>
      <text:p text:style-name="P20"/>
      <text:p text:style-name="P20">命令功能 </text:p>
      <text:p text:style-name="P20"/>
      <text:p text:style-name="P20">/word从上而下在文件中查找字符串“word” </text:p>
      <text:p text:style-name="P20"/>
      <text:p text:style-name="P20">?word 从下而上在文件中查找字符串“word” </text:p>
      <text:p text:style-name="P20"/>
      <text:p text:style-name="P20">n定位下一个匹配的被查找字符串 </text:p>
      <text:p text:style-name="P20"/>
      <text:p text:style-name="P20">N定位上一个匹配的被查找字符串 </text:p>
      <text:p text:style-name="P20"/>
      <text:p text:style-name="P20"><text:s/>字符串替换操作 </text:p>
      <text:p text:style-name="P20"/>
      <text:p text:style-name="P20">命令功能 </text:p>
      <text:p text:style-name="P20"/>
      <text:p text:style-name="P20">:s/old/new 将当前行中查找到的第一个字符“old” 串替换为“new” </text:p>
      <text:p text:style-name="P20"/>
      <text:p text:style-name="P20">:s/old/new/g 将当前行中查找到的所有字符串“old” 替换为“new” </text:p>
      <text:p text:style-name="P20"/>
      <text:p text:style-name="P20"><text:soft-page-break/>:#,#s/old/new/g 在行号“#,#”范围内替换所有的字符串“old”为“new” </text:p>
      <text:p text:style-name="P20"/>
      <text:p text:style-name="P20">:%s/old/new/g 在整个文件范围内替换所有的字符串“old”为“new” </text:p>
      <text:p text:style-name="P20"/>
      <text:p text:style-name="P20">:s/old/new/c 在替换命令末尾加入c命令，将对每个替换动作提示用户进行确认 </text:p>
      <text:p text:style-name="P20"/>
      <text:p text:style-name="P20"><text:s/>vi编辑器的在线帮助 </text:p>
      <text:p text:style-name="P20"/>
      <text:p text:style-name="P20">使用vi在线帮助需安装的软件包 </text:p>
      <text:p text:style-name="P20"/>
      <text:p text:style-name="P20">vim-common-6.3.035-3.i386.rpm </text:p>
      <text:p text:style-name="P20"/>
      <text:p text:style-name="P20">vim-enhanced-6.3.035-3.i386.rpm </text:p>
      <text:p text:style-name="P20"/>
      <text:p text:style-name="P20">软件包在RHEL5的第2张安装光盘 </text:p>
      <text:p text:style-name="P20"/>
      <text:p text:style-name="P20">使用vi在线帮助的两种方法 </text:p>
      <text:p text:style-name="P20"/>
      <text:p text:style-name="P20">在vi编辑器中按“F1”键 </text:p>
      <text:p text:style-name="P20"/>
      <text:p text:style-name="P20">输入help末行命令 </text:p>
      <text:p text:style-name="P20"/>
      <text:p text:style-name="P20">:help</text:p>
      <text:p text:style-name="P20"/>
      <text:p text:style-name="P20"/>
      <text:p text:style-name="P20"/>
      <text:p text:style-name="P23">vim编辑器 ：是vi 的升级版，可以兼容vi的所有基本操作。而且还有一些新的特性。</text:p>
      <text:p text:style-name="P23"/>
      <text:p text:style-name="P23"/>
      <text:p text:style-name="P23">Vim与vi 区别：</text:p>
      <text:p text:style-name="P23"><text:span text:style-name="T11"><text:s text:c="4"/>1 <text:s/>vim支持 多级撤销 <text:s text:c="2"/>而vi只支持撤销上次命令 <text:s text:c="2"/>（</text:span><text:span text:style-name="T8">撤销命令进入命令模式直接按 u</text:span><text:span text:style-name="T11">)</text:span></text:p>
      <text:p text:style-name="P20"><text:s text:c="4"/>2 <text:s/>vim易用性，可以用在unix,windows,mac;而vi只能用在unix中</text:p>
      <text:p text:style-name="P23"><text:s text:c="4"/>3 <text:s/>vim<text:span text:style-name="T11">可视化操作，它不仅可以用在终端上运行，也可以运行于x window,mac os,windows .</text:span></text:p>
      <text:p text:style-name="P20"><text:s text:c="5"/>4 <text:s/>对vi完全兼容</text:p>
      <text:p text:style-name="P20"/>
      <text:p text:style-name="P20"/>
      <text:p text:style-name="P20">vim基本命令：</text:p>
      <text:p text:style-name="P20"><text:s text:c="4"/>vim file <text:s/>打开单个文件</text:p>
      <text:p text:style-name="P20"><text:s text:c="4"/>vim file1 file2 file3 <text:s text:c="2"/>打开多个文件</text:p>
      <text:p text:style-name="P20"><text:s text:c="4"/>:open file 打开一个新文件</text:p>
      <text:p text:style-name="P20"><text:s text:c="4"/>：spilt file 在新窗口打开文件</text:p>
      <text:p text:style-name="P20"><text:s text:c="3"/>：bn 切换到下一个文件</text:p>
      <text:p text:style-name="P20"><text:s text:c="3"/>:bp <text:s/>切换到上一个文件</text:p>
      <text:p text:style-name="P20"><text:s text:c="3"/>：args 查看当前打开的文件列表 </text:p>
      <text:p text:style-name="P20"><text:s text:c="3"/></text:p>
      <text:p text:style-name="P23"><text:span text:style-name="T11"><text:s text:c="4"/>:e ftp://</text:span><text:span text:style-name="T8">ip地址</text:span><text:span text:style-name="T11">/filename <text:s/></text:span></text:p>
      <text:p text:style-name="P20"><text:s text:c="3"/>或 :e \\qadrive\filename <text:s text:c="4"/>打开远程文件（可以用ftp或share folder）</text:p>
      <text:p text:style-name="P20"><text:soft-page-break/></text:p>
      <text:p text:style-name="P20"/>
      <text:p text:style-name="P20">vim模式：正常模式：左下角显示文件名或为空</text:p>
      <text:p text:style-name="P20"><text:s text:c="17"/>插入模式(按i进入)：左下角显示 <text:s/>insert</text:p>
      <text:p text:style-name="P20"><text:s text:c="17"/>可视模式：左下角显示 <text:s text:c="2"/>visual</text:p>
      <text:p text:style-name="P21"/>
      <text:p text:style-name="P21">撤销和重做</text:p>
      <text:p text:style-name="P20"><text:s text:c="4"/>u 撤销（Undo）<text:line-break/> <text:s text:c="3"/>U 撤销对整行的操作<text:line-break/> <text:s text:c="3"/>Ctrl + r 重做（Redo），即撤销的撤销。</text:p>
      <text:p text:style-name="P20"><text:s text:c="4"/></text:p>
      <text:p text:style-name="P15">x 删除当前字符</text:p>
      <text:p text:style-name="Text_20_body">3x 删除当前光标开始向后三个字符</text:p>
      <text:p text:style-name="Text_20_body">X 删除当前字符的前一个字符。X=dh</text:p>
      <text:p text:style-name="Text_20_body">dl 删除当前字符， dl=x</text:p>
      <text:p text:style-name="Text_20_body">dh 删除前一个字符</text:p>
      <text:p text:style-name="Text_20_body">dd 删除当前行</text:p>
      <text:p text:style-name="Text_20_body">dj 删除上一行</text:p>
      <text:p text:style-name="Text_20_body">dk 删除下一行</text:p>
      <text:p text:style-name="Text_20_body">10d 删除当前行开始的10行。</text:p>
      <text:p text:style-name="Text_20_body">D 删除当前字符至行尾。D=d$</text:p>
      <text:p text:style-name="Text_20_body">d$ 删除当前字符之后的所有字符（本行）</text:p>
      <text:p text:style-name="Text_20_body">kdgg 删除当前行之前所有行（不包括当前行）</text:p>
      <text:p text:style-name="Text_20_body">jdG（jd shift + g）   删除当前行之后所有行（不包括当前行）</text:p>
      <text:p text:style-name="Text_20_body">:1,10d 删除1-10行</text:p>
      <text:p text:style-name="Text_20_body">:11,$d 删除11行及以后所有的行</text:p>
      <text:p text:style-name="Text_20_body">:1,$d 删除所有行</text:p>
      <text:p text:style-name="Text_20_body">J(shift + j)　　删除两行之间的空行，实际上是合并两行。</text:p>
      <text:p text:style-name="P23"/>
      <text:p text:style-name="P23">shell变量设置规则:</text:p>
      <text:p text:style-name="P23"/>
      <text:p text:style-name="P27">a.<text:span text:style-name="T31">变量与变量内容以等号（</text:span>=<text:span text:style-name="T31">）来连接</text:span></text:p>
      <text:p text:style-name="P27">b.<text:span text:style-name="T31">等号两边不能直接接空格符</text:span></text:p>
      <text:p text:style-name="P27">c.<text:span text:style-name="T31">变量名称只能是英文字母与数字或下划线，但是数字不能是开头符</text:span></text:p>
      <text:p text:style-name="P16">d.<text:span text:style-name="T31">引用变量名用</text:span><text:span text:style-name="T33">“</text:span>$<text:span text:style-name="T31">变量名</text:span><text:span text:style-name="T33">”</text:span></text:p>
      <text:p text:style-name="P17"/>
      <text:p text:style-name="P17"><text:soft-page-break/></text:p>
      <text:p text:style-name="P17">#! 文件路径</text:p>
      <text:p text:style-name="P17"># 注释文件</text:p>
      <text:p text:style-name="P17">echo “输出内容”</text:p>
      <text:p text:style-name="P17">$变量名 <text:s text:c="2"/>引用变量</text:p>
      <text:p text:style-name="P17">unset 变量名 <text:s text:c="2"/>:表示取消变量</text:p>
      <text:p text:style-name="P17"><text:s/>env:显示目前系统中主要的预设变量内容</text:p>
      <text:p text:style-name="P17">set:显示目前系统中全部的变量内容</text:p>
      <text:p text:style-name="P17">read:从键盘读入变量内容</text:p>
      <text:p text:style-name="P17">declare:声明变量内容</text:p>
      <text:p text:style-name="P16"><text:span text:style-name="T33">expr:</text:span><text:span text:style-name="T32">后面的表达式为一个数学运算 <text:s text:c="2"/>eg:echo'expr 1+2' <text:s text:c="3"/>输出为3</text:span></text:p>
      <text:p text:style-name="P27">-a<text:span text:style-name="T31">：定义为数组</text:span><text:span text:style-name="T33"> </text:span>array</text:p>
      <text:p text:style-name="P27">-f<text:span text:style-name="T31">：定义为函数</text:span><text:span text:style-name="T33"> </text:span>function</text:p>
      <text:p text:style-name="P27">-i<text:span text:style-name="T31">：定义为整数</text:span><text:span text:style-name="T33"> </text:span>integer</text:p>
      <text:p text:style-name="P27">-r<text:span text:style-name="T31">：定义为</text:span><text:span text:style-name="T33">“</text:span><text:span text:style-name="T31">只读</text:span><text:span text:style-name="T33">”</text:span></text:p>
      <text:p text:style-name="P27">-x<text:span text:style-name="T31">：定义为透过环境输出变量、</text:span></text:p>
      <text:p text:style-name="P27"><text:span text:style-name="T31">例子:</text:span><text:span text:style-name="T34"> declare -i b=1+1</text:span></text:p>
      <text:p text:style-name="P28">注意:</text:p>
      <text:p text:style-name="P29"><text:span text:style-name="T33">\*</text:span><text:span text:style-name="T32">：对两个变量做乘法。</text:span></text:p>
      <text:p text:style-name="P31"><text:s/></text:p>
      <text:p text:style-name="P30">/<text:span text:style-name="T31">：对两个变量做除法。</text:span></text:p>
      <text:p text:style-name="P31"><text:s/></text:p>
      <text:p text:style-name="P29"><text:span text:style-name="T33">**</text:span><text:span text:style-name="T32">：对两个变量做幂运算。</text:span></text:p>
      <text:p text:style-name="P17"/>
      <text:p text:style-name="P17"/>
      <text:p text:style-name="P18">shell 特殊字符:</text:p>
      <text:p text:style-name="P27">$0 <text:span text:style-name="T31">：执行的脚本的文件名</text:span></text:p>
      <text:p text:style-name="P27">$1 <text:span text:style-name="T31">：脚本文件的第一个参数名</text:span></text:p>
      <text:p text:style-name="P27"><text:soft-page-break/>$# <text:span text:style-name="T31">：传递到脚本的参数个数</text:span></text:p>
      <text:p text:style-name="P27">$* <text:span text:style-name="T31">：以一个单字符串显示所有向脚本传递的参数</text:span></text:p>
      <text:p text:style-name="P27">$$ <text:span text:style-name="T31">：脚本运行的当前进程</text:span>ID<text:span text:style-name="T31">号</text:span></text:p>
      <text:p text:style-name="P16"><text:span text:style-name="T33">$? </text:span><text:span text:style-name="T32">：显示最后命令的退出状态，</text:span><text:span text:style-name="T33">0</text:span><text:span text:style-name="T32">表示没有错误，其它值表示有错误</text:span></text:p>
      <text:p text:style-name="P17"/>
      <text:p text:style-name="P17"/>
      <text:p text:style-name="P19">ps指令:(进程状态)显示瞬时行程的动态</text:p>
      <text:p text:style-name="P17"><text:line-break/>-w 显示加宽可以显示较多的资讯<text:line-break/>-au 显示较详细的资讯<text:line-break/>-aux 显示所有包含其他使用者的行程</text:p>
      <text:p text:style-name="P17"/>
      <text:p text:style-name="P17">1）ps a 显示现行终端机下的所有程序，包括其他用户的程序。<text:line-break/>2）ps -A 显示所有程序。<text:line-break/>3）ps c 列出程序时，显示每个程序真正的指令名称，而不包含路径，参数或常驻服务的标示。<text:line-break/>4）ps -e 此参数的效果和指定"A"参数相同。<text:line-break/>5）ps e 列出程序时，显示每个程序所使用的环境变量。<text:line-break/>6）ps f 用ASCII字符显示树状结构，表达程序间的相互关系。<text:line-break/>7）ps -H 显示树状结构，表示程序间的相互关系。<text:line-break/>8）ps -N 显示所有的程序，除了执行ps指令终端机下的程序之外。<text:line-break/>9）ps s 采用程序信号的格式显示程序状况。<text:line-break/>10）ps S 列出程序时，包括已中断的子程序资料。<text:line-break/>11）ps -t&lt;终端机编号&gt; 　指定终端机编号，并列出属于该终端机的程序的状况。<text:line-break/>12）ps u 　以用户为主的格式来显示程序状况。<text:line-break/>13）ps x 　显示所有程序，不以终端机来区分。</text:p>
      <text:p text:style-name="P17"/>
      <text:p text:style-name="P22">linux上进程有5种状态:<text:line-break/>1. 运行(正在运行或在运行队列中等待)<text:line-break/>2. 中断(休眠中, 受阻, 在等待某个条件的形成或接受到信号)<text:line-break/>3. 不可中断(收到信号不唤醒和不可运行, 进程必须等待直到有中断发生)<text:line-break/>4. 僵死(进程已终止, 但进程描述符存在, 直到父进程调用wait4()系统调用后释放)<text:line-break/>5. 停止(进程收到SIGSTOP, SIGSTP, SIGTIN, SIGTOU信号后停止运行运行)</text:p>
      <text:p text:style-name="P24"><text:soft-page-break/></text:p>
      <text:p text:style-name="P25"/>
      <text:p text:style-name="P25">进程状态:</text:p>
      <text:p text:style-name="P26">user 用户名<text:line-break/>uid 用户号<text:line-break/>pid 进程号<text:line-break/>ppid 父进程号<text:line-break/>size 内存大小, Kbytes字节.<text:line-break/>vsize 总虚拟内存大小, bytes字节(包含code+data+stack)<text:line-break/>share 总共享页数<text:line-break/>nice 进程优先级(缺省为0, 最大为-20)<text:line-break/>priority(pri) 内核调度优先级<text:line-break/>pmem 进程分享的物理内存数的百分比<text:line-break/>trs 程序执行代码驻留大小<text:line-break/>rss 进程使用的总物理内存数, Kbytes字节<text:line-break/>time 进程执行起到现在总的CPU暂用时间<text:line-break/>stat 进程状态<text:line-break/>cmd(args) 执行命令的简单格式</text:p>
      <text:p text:style-name="P22"><text:s text:c="5"/></text:p>
      <text:p text:style-name="P32"><text:s text:c="5"/></text:p>
      <text:p text:style-name="Standard"><text:s text:c="6"/></text:p>
      <text:p text:style-name="P33">kill :终止进程。</text:p>
      <text:p text:style-name="P35"/>
      <text:p text:style-name="P35">有十几种控制进程的方法，下面是一些常用的方法:<text:line-break/>kill -STOP [pid]:发送SIGSTOP (17,19,23)停止一个进程，而并不消灭这个进程。<text:line-break/></text:p>
      <text:p text:style-name="P35">kill -CONT [pid]:发送SIGCONT (19,18,25)重新开始一个停止的进程。<text:line-break/></text:p>
      <text:p text:style-name="P35">kill -KILL [pid]:发送SIGKILL (9)强迫进程立即停止，并且不实施清理操作。<text:line-break/></text:p>
      <text:p text:style-name="P35">Kill -9 -1:终止你拥有的全部进程。<text:line-break/></text:p>
      <text:p text:style-name="P35">SIGKILL 和 SIGSTOP 信号不能被捕捉、封锁或者忽略，但是，其它的信号可以。所以这是你的终极武器。</text:p>
      <text:p text:style-name="P35"/>
      <text:p text:style-name="P35"/>
      <text:p text:style-name="P50">Git学习</text:p>
      <text:p text:style-name="Standard"><text:span text:style-name="T12">git:</text:span>目前世界上最先进的<text:span text:style-name="T35">分布式</text:span>版本控制系统(<text:span text:style-name="T35">能记录每次文件的改动</text:span>)</text:p>
      <text:p text:style-name="Standard"><text:s text:c="12"/>而 CVS及SVN都是<text:span text:style-name="T35">集中式</text:span>的版本控制系统</text:p>
      <text:p text:style-name="Standard"/>
      <text:p text:style-name="Standard"><text:s text:c="3"/>分布式与集中式的区别</text:p>
      <text:p text:style-name="Standard"><text:s/>分布式是各自在自己电脑修改文件,再 互传给对方进行查看修改部分,分布式版本控制系统通常也有一台充当“中央<text:soft-page-break/>服务器”的电脑，但这个服务器的作用仅仅是用来方便“交换”大家的修改.</text:p>
      <text:p text:style-name="Standard">而集中式首先必须要有网,要有中央服务器.修改好文件推送放入中央服务器.</text:p>
      <text:p text:style-name="Standard"/>
      <text:p text:style-name="Standard"/>
      <text:p text:style-name="Text_20_body">添加文件到Git仓库，分两步：</text:p>
      <text:list xml:id="list2040752152" text:style-name="L1">
        <text:list-item>
          <text:p text:style-name="P80">第一步，使用命令<text:span text:style-name="Source_20_Text">git add &lt;file&gt;</text:span>，注意，可反复多次使用，添加多个文件；</text:p>
        </text:list-item>
        <text:list-item>
          <text:p text:style-name="P80">第二步，使用命令<text:span text:style-name="Source_20_Text">git commit</text:span>，完成。</text:p>
        </text:list-item>
        <text:list-item>
          <text:p text:style-name="P80">如果是添加多个文件,我们提交的时候 <text:s text:c="4"/>git commit <text:s/>-m <text:s/>“需改的说明”</text:p>
        </text:list-item>
      </text:list>
      <text:p text:style-name="Standard"><text:span text:style-name="Source_20_Text"/></text:p>
      <text:p text:style-name="Standard"><text:span text:style-name="Source_20_Text">git status:</text:span>看看结果(仓库状态)</text:p>
      <text:p text:style-name="Standard"><text:span text:style-name="Source_20_Text">git diff <text:s/>filename :</text:span>查看difference</text:p>
      <text:p text:style-name="Standard"/>
      <text:p text:style-name="Standard"/>
      <text:p text:style-name="Standard"><text:s text:c="2"/>情况分为三种 </text:p>
      <text:p text:style-name="Standard">1.修改之后未add 直接使用<text:span text:style-name="T35">git checkout -- readme.txt</text:span>(撤销工作区的修改) </text:p>
      <text:p text:style-name="Standard">2.修改之后add了 先<text:span text:style-name="T35">git reset -- HEAD .txt</text:span>(撤销暂存区的修改) 后</text:p>
      <text:p text:style-name="Standard"><text:s text:c="10"/>git checkout – readme.txt(撤销工作区的修改)</text:p>
      <text:p text:style-name="Standard"><text:s/>3.commit之后 <text:span text:style-name="T35">git reset -- hard HEAD^</text:span>版本回退</text:p>
      <text:p text:style-name="Standard"/>
      <text:p text:style-name="P51">git 指令:</text:p>
      <text:p text:style-name="P51"><draw:frame draw:style-name="fr2" draw:name="图形2" text:anchor-type="as-char" svg:width="7.6118in" svg:height="2.2043in" draw:z-index="1"><draw:image xlink:href="http://img.blog.csdn.net/20160902234842612" xlink:type="simple" xlink:show="embed" xlink:actuate="onLoad"/></draw:frame></text:p>
      <text:p text:style-name="P74">Change(Unstaged)：你改动了一个，没有调用任何git命令前，就是这种状态。</text:p>
      <text:p text:style-name="P74">Staged：调用git add或者git commit -a之后，进入Staged状态，表示申明要变动了。</text:p>
      <text:p text:style-name="P74">Committed：Commit，生成新的版本commit号，进入此状态。</text:p>
      <text:p text:style-name="Standard"><text:span text:style-name="T2">git init：</text:span>初始化一个目录，其实就是加了一个.git的隐藏目录</text:p>
      <text:p text:style-name="Standard"/>
      <text:p text:style-name="Standard"><text:span text:style-name="T2">git clone：</text:span>远程复制一个完整的repository到本地，比如git clone <text:line-break/>git://github.com/schacon/simplegit.git，就是从git://github.com/schacon/simplegit.git这个地址clone到本地当前目录。</text:p>
      <text:p text:style-name="Standard"/>
      <text:p text:style-name="Standard"><text:span text:style-name="T37">git cat-file</text:span> :</text:p>
      <text:p text:style-name="Standard"><text:s text:c="5"/>git cat-file -t，查看Git对象的类型，主要的git对象包括tree，commit，parent，和blob等。</text:p>
      <text:p text:style-name="Text_20_body"><text:soft-page-break/><text:s text:c="5"/>git cat-file -p，查看Git对象的内容</text:p>
      <text:h text:style-name="P75" text:outline-level="1">git log</text:h>
      <text:p text:style-name="Text_20_body">git log主要用来显示分支中提交更改的记录</text:p>
      <text:p text:style-name="Text_20_body"><text:s text:c="7"/>git log --oneline，可以显示更加短小的提交ID.</text:p>
      <text:p text:style-name="Text_20_body"><text:s text:c="7"/>git log --graph，显示何时出现了分支和合并等信息.</text:p>
      <text:p text:style-name="Text_20_body"><text:s text:c="7"/>git log --pretty=raw，显示提交对象的parent属性.</text:p>
      <text:p text:style-name="P4"/>
      <text:p text:style-name="Text_20_body"><text:span text:style-name="T2">git add</text:span>：把一个文件从change-&gt;staged状态。git add <text:line-break/>test.txt。注意，不仅仅是添加新文件，修改现有文件也要git add来修改状态，否则git不会考虑将之commit。</text:p>
      <text:p text:style-name="Text_20_body"><text:span text:style-name="T2">git status</text:span>：刚添加完，还没commit，这时候就能用git status <text:line-break/>-s看看当前修改和仓库里面差别多少，可以看到有多少文件被新增了，多少被修改了，多少被删除了。加个-s用简洁模式查看。一般在git commit之前看一把。</text:p>
      <text:p text:style-name="Text_20_body"><text:span text:style-name="T2">git diff</text:span>：不加参数比较当前修改的文件和上次commit在仓库里面的区别。git diff <text:line-break/>develop，查看当前版本和develop分支的差异。如果想比较某个目录下的文件，可以用git diff –</text:p>
      <text:p text:style-name="Text_20_body"><text:span text:style-name="T2">git commit</text:span>：git commit -m ‘message <text:line-break/>here’。提交到仓库，必须要一个message。如果嫌每次都是先git add，再git commit，很麻烦的话，直接git <text:line-break/>commit -am ‘message’，带上-a后全部一把进去。</text:p>
      <text:p text:style-name="Text_20_body"><text:span text:style-name="T2">git reset</text:span>：撤销某次提交。最普通用法，git reset HEAD – <text:line-break/>file，将某个文件从staged状态-&gt;unstaged状态，这文件也不能被commit了。git reset –hard <text:line-break/>HEAD~1，回退到当前HEAD之前的一个版本。</text:p>
      <text:p text:style-name="Text_20_body"><text:span text:style-name="T2">git branch</text:span>：不带任何参数，就是看当前目录有多少分支，默认init后一般会有一个master。git branch <text:line-break/>develop，创建一个develop分支。git branch -d</text:p>
      <text:p text:style-name="Text_20_body"><text:span text:style-name="T2">git checkout</text:span>：快速切换分支，比如git checkout <text:line-break/>develop，马上切换到develop分支。这个地方我觉得git很牛逼，不用换目录，立马换一套context。</text:p>
      <text:p text:style-name="Text_20_body"><text:span text:style-name="T2">git tag</text:span>：git tag -a <text:line-break/>v1.0，将最后一次commit（HEAD）标记为永久的v1.0版本。如果要给以前某次commit打tag，也可以加上提交的版本号就行（版本号可以通过git</text:p>
      <text:p text:style-name="Text_20_body"><text:span text:style-name="T2">git remote</text:span>：列出所有的远程仓库。从别处clone来的，默认都会有一个别名”origin”的仓库。带上-v可以看到具体URL。git <text:line-break/>remote <text:line-break/>add/rw，添加/删除远程仓库地址。其实这些操作都是在本地，并没有实际牵涉到远程。另外github里面folk过来的，默认叫”upstream”。</text:p>
      <text:p text:style-name="Text_20_body"><text:span text:style-name="T2">git fetch</text:span>：从远程下载分支。git fetch upstream <text:line-break/>A:B，将远程仓库upstream下的A分支下载到本地，本地叫B分支。如果不带A:B参数，则下载以后，可能会叫upstream/A（如果远程是A分支的话），远程分支要通过git <text:line-break/>branch -r查看。一般的做法是先git fetch upstream <text:line-break/>master:tmp（将远程的master先下载到本地的tmp分支，然后git diff <text:line-break/>tmp看看本地master和tmp的区别，没问题的话再git merge tmp。这样比直接git pull upstream来<text:soft-page-break/>的安全。</text:p>
      <text:p text:style-name="Text_20_body"><text:span text:style-name="T2">git pull</text:span>：同fetch，只是下载以后，直接进行merge。比如git pull upstream <text:line-break/>master，就直接将upstream下载下来，与本地的master合并。</text:p>
      <text:p text:style-name="Text_20_body"><text:span text:style-name="T2">git push</text:span>：git push origin <text:line-break/>A:B，将本地的A分支push到远程仓库origin下，并叫做B。如果省略:B，那么一般本地和远程的分支同名。特殊情况：删除远程分支可用通过 push一个本地空分支来做到。git push origin :B，push一个空分支到origin下的B，即删除了远程分支B</text:p>
      <text:h text:style-name="P75" text:outline-level="1">git config</text:h>
      <text:p text:style-name="Text_20_body">git config -e</text:p>
      <text:p text:style-name="Text_20_body">git config -e --global</text:p>
      <text:p text:style-name="Text_20_body">git config -e –system</text:p>
      <text:p text:style-name="Text_20_body"/>
      <text:p text:style-name="Text_20_body">git config &lt;section&gt;.&lt;key&gt;，读取和更改INI配置文件的内容。</text:p>
      <text:p text:style-name="Text_20_body">git config &lt;section&gt;.&lt;key&gt; &lt;value&gt;，修改INI配置文件中某个配置的键值</text:p>
      <text:p text:style-name="Text_20_body"/>
      <text:p text:style-name="Text_20_body">在全局空间中添加新的用户</text:p>
      <text:p text:style-name="Text_20_body">git config --global user.name "harvey liu"</text:p>
      <text:p text:style-name="Text_20_body">git config --global user.email harvey_liu@163.com</text:p>
      <text:p text:style-name="Text_20_body">设置git命令的别名</text:p>
      <text:p text:style-name="Text_20_body">git config --global alias.ci commit</text:p>
      <text:p text:style-name="Text_20_body">git config --global alias.co checkout</text:p>
      <text:p text:style-name="Text_20_body">删除git全局配置文件中的用户名</text:p>
      <text:p text:style-name="Text_20_body">git config --unset --global user.name</text:p>
      <text:p text:style-name="Text_20_body">git config --unset --global user.email</text:p>
      <text:p text:style-name="Text_20_body"/>
      <text:h text:style-name="P76" text:outline-level="1"><text:s text:c="2"/><text:span text:style-name="T52"><text:s/>git remote rm origin </text:span></text:h>
      <text:p text:style-name="P10"><text:s text:c="2"/>git remote add origin git@192.168.1.10:/hub/source/git/android/aw/a20/box/android/</text:p>
      <text:p text:style-name="P10"><text:s text:c="2"/>git add <text:s/>frameworks/base/api/current.txt frameworks/base/core/java/android/view/DispList.java frameworks/base/core/java/android/view/DisplayManagerAw.java frameworks/base/core/res/res/values/public.xml frameworks/base/core/res/res/values/strings_custom.xml </text:p>
      <text:p text:style-name="P10"><text:s/>git status </text:p>
      <text:p text:style-name="P10"><text:soft-page-break/><text:s/>git commit -m "hdmi&amp;vga hot plug "</text:p>
      <text:p text:style-name="P7"/>
      <text:p text:style-name="P7"><text:s text:c="2"/>adb <text:s/>作用</text:p>
      <text:p text:style-name="Text_20_body"><text:s text:c="2"/>借助adb工具，我们可以管理设备或手机模拟器的状态。还可以进行很多手机操作，如安装软件、系统升级、运行shell命令等等。其实简而言说，adb就是连接Android手机与PC端的桥梁，可以让用户在电脑上对手机进行全面的操作。</text:p>
      <text:p text:style-name="Text_20_body">1. 显示系统中全部Android平台：</text:p>
      <text:p text:style-name="Text_20_body">android list targets</text:p>
      <text:p text:style-name="Text_20_body">2. 显示系统中全部AVD（模拟器）：</text:p>
      <text:p text:style-name="Text_20_body"><text:s/>android list avd</text:p>
      <text:p text:style-name="Text_20_body">3. 创建AVD（模拟器）：</text:p>
      <text:p text:style-name="Text_20_body">android create avd --name 名称 --target 平台编号</text:p>
      <text:p text:style-name="Text_20_body">4. 启动模拟器：</text:p>
      <text:p text:style-name="Text_20_body"><text:s/>emulator -avd 名称 -sdcard ~/名称.img (-skin 1280x800)</text:p>
      <text:p text:style-name="Text_20_body">5. 删除AVD（模拟器）：</text:p>
      <text:p text:style-name="Text_20_body"><text:s/>android delete avd --name 名称</text:p>
      <text:p text:style-name="Text_20_body">6. 创建SDCard：</text:p>
      <text:p text:style-name="Text_20_body">mksdcard 1024M ~/名称.img</text:p>
      <text:p text:style-name="Text_20_body">7. AVD(模拟器)所在位置：</text:p>
      <text:p text:style-name="Text_20_body"><text:s/>Linux(~/.android/avd)Windows(C:\Documents and Settings\Administrator\.android\avd)</text:p>
      <text:p text:style-name="Text_20_body">8. 启动DDMS：</text:p>
      <text:p text:style-name="Text_20_body"><text:s/>ddms</text:p>
      <text:p text:style-name="P8"/>
      <text:p text:style-name="Text_20_body"><text:span text:style-name="T36"><text:s/></text:span><text:s/><text:span text:style-name="T41"><text:s/>adb connect &lt;IP address&gt;用来连接目标设备的（注意是可访问设备，不要直接连接不同网段的局域网ip，虽然是废话，但还是啰嗦下）。</text:span></text:p>
      <text:p text:style-name="P52"><text:s text:c="3"/>adb start-server <text:s/>开启adb服务</text:p>
      <text:p text:style-name="P8"><text:s text:c="3"/>adb push &lt;local&gt; &lt;remote&gt; <text:s text:c="5"/>从电脑上发送文件到设备</text:p>
      <text:p text:style-name="P67"><text:s text:c="2"/>adb pull &lt;remote&gt; [&lt;local&gt;] <text:s text:c="3"/>从设备上下载文件到电脑</text:p>
      <text:p text:style-name="P67"><text:s text:c="2"/>adb sync [ &lt;directory&gt; ] <text:s text:c="7"/></text:p>
      <text:p text:style-name="P67"><text:s text:c="2"/>adb shell <text:s text:c="21"/>登录设备shell</text:p>
      <text:p text:style-name="P67"><text:s text:c="2"/>adb shell &lt;command&gt; <text:s text:c="11"/>执行远程设备命令</text:p>
      <text:p text:style-name="P67"><text:s text:c="2"/>adb emu &lt;command&gt; <text:s text:c="13"/></text:p>
      <text:p text:style-name="P67"><text:s text:c="2"/>adb forward &lt;local&gt; &lt;remote&gt;</text:p>
      <text:p text:style-name="P67"><text:s text:c="2"/>adb devices查看设备 这个命令是查看当前连接的设备, 连接到计算机的 <text:soft-page-break/>android设备或者模拟器将会列出显示<text:line-break/>　</text:p>
      <text:p text:style-name="P67"><text:s text:c="2"/>adb install 软件名称 <text:s text:c="3"/>安装软件</text:p>
      <text:p text:style-name="P72"><text:s text:c="2"/>adb uninstall &lt;package name&gt; <text:s text:c="2"/>卸载软件<text:line-break/>　adb uninstall -k &lt;package name&gt; <text:s text:c="2"/>如果加 -k 参数,为卸载软件但是保留配置和缓存文件.</text:p>
      <text:p text:style-name="P67"/>
      <text:p text:style-name="P67"><text:s/><text:line-break/> <text:s/>adb devices <text:s/>显示当前运行的全部模拟器：<text:line-break/></text:p>
      <text:p text:style-name="P67"><text:s text:c="2"/>对某一模拟器执行命令：<text:line-break/> <text:s/>abd -s 模拟器编号 命令<text:line-break/></text:p>
      <text:p text:style-name="P67"><text:s text:c="2"/>adb pull &lt;remote&gt; &lt;local&gt; <text:s text:c="3"/>获取模拟器中的文件<text:line-break/> <text:s/>adb push &lt;local&gt; &lt;remote&gt; <text:s/>向模拟器中写文件<text:line-break/> <text:s/>adb shell <text:s/>进入模拟器的shell模式<text:line-break/> <text:s/>adb help <text:s text:c="2"/>查看adb命令帮助信息<text:line-break/> <text:s/>adb logcat -s 标签名 <text:s/>在命令行中查看LOG信息<text:line-break/> <text:s/>adb shell后面跟的命令主要来自：<text:line-break/> <text:s/>源码\system\core\toolbox目录和源码\frameworks\base\cmds目录。<text:line-break/> <text:s/>adb remount （重新挂载系统分区，使系统分区重新可写）。 <text:s/></text:p>
      <text:p text:style-name="P67"/>
      <text:p text:style-name="P67"><text:s text:c="2"/>删除系统应用</text:p>
      <text:p text:style-name="P67"><text:s text:c="2"/>adb shell<text:line-break/> <text:s/>cd system/app<text:line-break/> <text:s/>rm *.apk <text:s/><text:line-break/><text:line-break/> <text:s/>adb root 获取管理员权限<text:line-break/> </text:p>
      <text:p text:style-name="P67"><text:s text:c="2"/>启动Activity<text:line-break/> <text:s/>adb shell am start -n 包名/包名＋类名（-n 类名,-a action,-d date,-m MIME-TYPE,-c <text:s/>category,-e 扩展数据,等）。 <text:line-break/></text:p>
      <text:p text:style-name="P67"><text:s text:c="2"/>发布端口：你可以设置任意的端口号，做为主机向模拟器或设备的请求端口。如： <text:line-break/> <text:s/>adb forward tcp:5555 tcp:8000<text:line-break/><text:line-break/><text:line-break/>1、搜索模拟器/设备的实例：<text:line-break/> <text:s/>取得当前运行的模拟器/设备的实例的列表及每个实例的状态： <text:line-break/> <text:s/>adb devices<text:line-break/>2、查看bug报告： <text:line-break/><text:soft-page-break/>adb bugreport <text:line-break/>3、记录无线通讯日志：<text:line-break/>一般来说，无线通讯的日志非常多，在运行时没必要去记录，但我们还是可以通过命令，设置记录： <text:line-break/> adb shell <text:line-break/> logcat -b radio<text:line-break/>4、获取设备的ID和序列号：<text:line-break/> <text:s/>adb get-product <text:line-break/> <text:s/>adb get-serialno<text:line-break/>5、访问数据库SQLite3<text:line-break/> <text:s/>adb shell <text:line-break/> <text:s/>sqlite3</text:p>
      <text:p text:style-name="Standard"><text:s/></text:p>
      <text:p text:style-name="P61"/>
      <text:p text:style-name="P61">adb logcat 　［选项］　[过滤项］</text:p>
      <text:p text:style-name="P61">　　</text:p>
      <text:p text:style-name="P61">　<text:span text:style-name="T64">选项</text:span></text:p>
      <text:p text:style-name="Standard"><text:span text:style-name="T56">-- </text:span><text:span text:style-name="Strong_20_Emphasis"><text:span text:style-name="T54">"-s"</text:span></text:span><text:span text:style-name="Strong_20_Emphasis"><text:span text:style-name="T55">选项</text:span></text:span><text:span text:style-name="T58"> </text:span><text:span text:style-name="T56">: </text:span><text:span text:style-name="T58">设置输出日志的标签</text:span><text:span text:style-name="T56">, </text:span><text:span text:style-name="T58">只显示该标签的日志</text:span><text:span text:style-name="T56">;</text:span></text:p>
      <text:p text:style-name="Text_20_body"><text:span text:style-name="T56">--</text:span><text:span text:style-name="Strong_20_Emphasis"><text:span text:style-name="T54">"-f"</text:span></text:span><text:span text:style-name="Strong_20_Emphasis"><text:span text:style-name="T55">选项</text:span></text:span><text:span text:style-name="T58"> </text:span><text:span text:style-name="T56">: </text:span><text:span text:style-name="T58">将日志输出到文件</text:span><text:span text:style-name="T56">, </text:span><text:span text:style-name="T58">默认输出到标准输出流中</text:span><text:span text:style-name="T56">, -f </text:span><text:span text:style-name="T58">参数执行不成功</text:span><text:span text:style-name="T56">;</text:span></text:p>
      <text:p text:style-name="Text_20_body"><text:span text:style-name="T56">--</text:span><text:span text:style-name="Strong_20_Emphasis"><text:span text:style-name="T54">"-r"</text:span></text:span><text:span text:style-name="Strong_20_Emphasis"><text:span text:style-name="T55">选项</text:span></text:span><text:span text:style-name="T58"> </text:span><text:span text:style-name="T56">: </text:span><text:span text:style-name="T58">按照每千字节输出日志</text:span><text:span text:style-name="T56">, </text:span><text:span text:style-name="T58">需要 </text:span><text:span text:style-name="T56">-f </text:span><text:span text:style-name="T58">参数</text:span><text:span text:style-name="T56">, </text:span><text:span text:style-name="T58">不过这个命令没有执行成功</text:span><text:span text:style-name="T56">;</text:span></text:p>
      <text:p text:style-name="Text_20_body"><text:span text:style-name="T56">--</text:span><text:span text:style-name="Strong_20_Emphasis"><text:span text:style-name="T54">"-n"</text:span></text:span><text:span text:style-name="Strong_20_Emphasis"><text:span text:style-name="T55">选项</text:span></text:span><text:span text:style-name="T58"> </text:span><text:span text:style-name="T56">: </text:span><text:span text:style-name="T58">设置日志输出的最大数目</text:span><text:span text:style-name="T56">, </text:span><text:span text:style-name="T58">需要 </text:span><text:span text:style-name="T56">-r </text:span><text:span text:style-name="T58">参数</text:span><text:span text:style-name="T56">, </text:span><text:span text:style-name="T58">这个执行 感觉 跟 </text:span><text:span text:style-name="T56">adb logcat </text:span><text:span text:style-name="T58">效果一样</text:span><text:span text:style-name="T56">;</text:span></text:p>
      <text:p text:style-name="Text_20_body"><text:span text:style-name="T56">--</text:span><text:span text:style-name="Strong_20_Emphasis"><text:span text:style-name="T54">"-v"</text:span></text:span><text:span text:style-name="Strong_20_Emphasis"><text:span text:style-name="T55">选项</text:span></text:span><text:span text:style-name="T58"> </text:span><text:span text:style-name="T56">: </text:span><text:span text:style-name="T58">设置日志的输出格式</text:span><text:span text:style-name="T56">, </text:span><text:span text:style-name="T58">注意只能设置一项</text:span><text:span text:style-name="T56">;</text:span></text:p>
      <text:p text:style-name="Text_20_body"><text:span text:style-name="T56">--</text:span><text:span text:style-name="Strong_20_Emphasis"><text:span text:style-name="T54">"-c"</text:span></text:span><text:span text:style-name="Strong_20_Emphasis"><text:span text:style-name="T55">选项</text:span></text:span><text:span text:style-name="T58"> </text:span><text:span text:style-name="T56">: </text:span><text:span text:style-name="T24">清空所有的日志缓存信息</text:span><text:span text:style-name="T56">;</text:span></text:p>
      <text:p text:style-name="Text_20_body"><text:span text:style-name="T56">--</text:span><text:span text:style-name="Strong_20_Emphasis"><text:span text:style-name="T59">"-d"</text:span></text:span><text:span text:style-name="Strong_20_Emphasis"><text:span text:style-name="T60">选项</text:span></text:span><text:span text:style-name="T58"> </text:span><text:span text:style-name="T56">: </text:span><text:span text:style-name="T58">将缓存的日志输出到屏幕上</text:span><text:span text:style-name="T56">, </text:span><text:span text:style-name="T58">并且不会阻塞</text:span><text:span text:style-name="T56">;</text:span></text:p>
      <text:p text:style-name="Text_20_body"><text:span text:style-name="T56">--</text:span><text:span text:style-name="Strong_20_Emphasis"><text:span text:style-name="T54">"-t"</text:span></text:span><text:span text:style-name="Strong_20_Emphasis"><text:span text:style-name="T55">选项</text:span></text:span><text:span text:style-name="T58"> </text:span><text:span text:style-name="T56">: </text:span><text:span text:style-name="T58">输出最近的几行日志</text:span><text:span text:style-name="T56">, </text:span><text:span text:style-name="T58">输出完退出</text:span><text:span text:style-name="T56">, </text:span><text:span text:style-name="T58">不阻塞</text:span><text:span text:style-name="T56">;　</text:span><text:span text:style-name="Strong_20_Emphasis"><text:span text:style-name="T66">adb logcat -t 5</text:span></text:span><text:span text:style-name="T56"> </text:span><text:span text:style-name="T57">命令</text:span><text:span text:style-name="T56">, </text:span><text:span text:style-name="T57">可以输出最近的</text:span><text:span text:style-name="T56">5</text:span><text:span text:style-name="T57">行日志</text:span></text:p>
      <text:p text:style-name="Text_20_body"><text:span text:style-name="T56">--</text:span><text:span text:style-name="Strong_20_Emphasis"><text:span text:style-name="T54">"-g"</text:span></text:span><text:span text:style-name="Strong_20_Emphasis"><text:span text:style-name="T55">选项</text:span></text:span><text:span text:style-name="T58"> </text:span><text:span text:style-name="T56">: </text:span><text:span text:style-name="T58">查看日志缓冲区信息</text:span><text:span text:style-name="T56">;</text:span></text:p>
      <text:p text:style-name="Text_20_body"><text:span text:style-name="T56">--</text:span><text:span text:style-name="Strong_20_Emphasis"><text:span text:style-name="T54">"-b"</text:span></text:span><text:span text:style-name="Strong_20_Emphasis"><text:span text:style-name="T55">选项</text:span></text:span><text:span text:style-name="T58"> </text:span><text:span text:style-name="T56">: </text:span><text:span text:style-name="T58">加载一个日志缓冲区</text:span><text:span text:style-name="T56">, </text:span><text:span text:style-name="T58">默认是 </text:span><text:span text:style-name="T56">main, </text:span><text:span text:style-name="T58">下面详解</text:span><text:span text:style-name="T56">;</text:span></text:p>
      <text:p text:style-name="Text_20_body"><text:span text:style-name="T56">--</text:span><text:span text:style-name="Strong_20_Emphasis"><text:span text:style-name="T54">"-B"</text:span></text:span><text:span text:style-name="Strong_20_Emphasis"><text:span text:style-name="T55">选项</text:span></text:span><text:span text:style-name="T58"> </text:span><text:span text:style-name="T56">: </text:span><text:span text:style-name="T58">以二进制形式输出日志</text:span><text:span text:style-name="T56">;</text:span></text:p>
      <text:p text:style-name="P56"/>
      <text:p text:style-name="Text_20_body"><text:span text:style-name="Strong_20_Emphasis"><text:span text:style-name="T62">过滤项格式</text:span></text:span><text:span text:style-name="T58"> </text:span><text:span text:style-name="T56">:&lt;tag&gt;[:priority] , </text:span><text:span text:style-name="T58">标签</text:span><text:span text:style-name="T56">:</text:span><text:span text:style-name="T58">日志等级</text:span><text:span text:style-name="T56">, </text:span><text:span text:style-name="T68">默认的日志过滤项是 </text:span><text:span text:style-name="T67">" </text:span><text:span text:style-name="T51">*:I </text:span><text:span text:style-name="T67">" ;</text:span></text:p>
      <text:p text:style-name="Text_20_body"><text:span text:style-name="T56">-- </text:span><text:span text:style-name="Strong_20_Emphasis"><text:span text:style-name="T54">V</text:span></text:span><text:span text:style-name="T56"> : Verbose (</text:span><text:span text:style-name="T58">明细</text:span><text:span text:style-name="T56">);</text:span></text:p>
      <text:p text:style-name="Text_20_body"><text:span text:style-name="T56">-- </text:span><text:span text:style-name="Strong_20_Emphasis"><text:span text:style-name="T54">D</text:span></text:span><text:span text:style-name="T56"> : Debug (</text:span><text:span text:style-name="T58">调试</text:span><text:span text:style-name="T56">);</text:span></text:p>
      <text:p text:style-name="Text_20_body"><text:span text:style-name="T56">-- </text:span><text:span text:style-name="Strong_20_Emphasis"><text:span text:style-name="T54">I</text:span></text:span><text:span text:style-name="T56"> : Info (</text:span><text:span text:style-name="T58">信息</text:span><text:span text:style-name="T56">);</text:span></text:p>
      <text:p text:style-name="Text_20_body"><text:span text:style-name="T56">-- </text:span><text:span text:style-name="Strong_20_Emphasis"><text:span text:style-name="T54">W</text:span></text:span><text:span text:style-name="T56"> : Warn (</text:span><text:span text:style-name="T58">警告</text:span><text:span text:style-name="T56">);</text:span></text:p>
      <text:p text:style-name="Text_20_body"><text:span text:style-name="T56">--</text:span><text:span text:style-name="Strong_20_Emphasis"><text:span text:style-name="T54"> E</text:span></text:span><text:span text:style-name="T56"> : Error (</text:span><text:span text:style-name="T58">错误</text:span><text:span text:style-name="T56">);</text:span></text:p>
      <text:p text:style-name="Text_20_body"><text:span text:style-name="T56">--</text:span><text:span text:style-name="Strong_20_Emphasis"><text:span text:style-name="T54"> F</text:span></text:span><text:span text:style-name="T56">: Fatal (</text:span><text:span text:style-name="T58">严重错误</text:span><text:span text:style-name="T56">);</text:span></text:p>
      <text:p text:style-name="Text_20_body"><text:span text:style-name="T56">-- </text:span><text:span text:style-name="Strong_20_Emphasis"><text:span text:style-name="T54">S</text:span></text:span><text:span text:style-name="T56"> : Silent(Super all output) (</text:span><text:span text:style-name="T58">最高的优先级</text:span><text:span text:style-name="T56">, </text:span><text:span text:style-name="T58">可能不会记载东西</text:span><text:span text:style-name="T56">);</text:span></text:p>
      <text:h text:style-name="P77" text:outline-level="2"><text:soft-page-break/>使用管道过滤日志</text:h>
      <text:p text:style-name="Standard"><text:span text:style-name="Strong_20_Emphasis"><text:span text:style-name="T66">adb logcat | grep -i wifi</text:span></text:span><text:span text:style-name="T56"> </text:span><text:span text:style-name="T65">过滤wifi字符串　忽略大小写</text:span></text:p>
      <text:p text:style-name="Standard"><text:span text:style-name="Strong_20_Emphasis"><text:span text:style-name="T66">adb logcat | grep "^..Activity"</text:span></text:span> <text:s text:c="2"/><text:span text:style-name="Strong_20_Emphasis"><text:span text:style-name="T61">正则表达式过滤日志 含有*Activity 的</text:span></text:span></text:p>
      <text:p text:style-name="Standard"/>
      <text:p text:style-name="Standard"/>
      <text:p text:style-name="Standard"/>
      <text:p text:style-name="Standard"/>
      <text:p text:style-name="Standard"/>
      <text:p text:style-name="Standard"/>
      <text:p text:style-name="P53">格式化硬盘</text:p>
      <text:p text:style-name="Standard"/>
      <text:p text:style-name="P54">sudo fdisk -l <text:s/>查看盘符</text:p>
      <text:p text:style-name="P54"/>
      <text:p text:style-name="P54">mkfs. <text:s text:c="2"/>　查看<text:span text:style-name="T2">硬盘分区文件系统类型</text:span>　　　　　　　　　　 </text:p>
      <text:p text:style-name="P54"/>
      <text:p text:style-name="P54">sudo mount -t ext4/dev/sdb <text:s text:c="3"/>/devdata <text:span text:style-name="T42">将/dev/sdb分区挂载到目录/devdata</text:span><text:span text:style-name="T43"> </text:span><text:s text:c="2"/></text:p>
      <text:p text:style-name="P54">　　　　　　　　　　　　　　　　　-t ext4　<text:span text:style-name="T2">指定硬盘分区文件系统类型为ext4</text:span> </text:p>
      <text:p text:style-name="P54">sudo mkfs <text:s/>-t <text:s/>ext4/dev/sdb <text:s text:c="5"/>将/dev/sdb硬盘分区格式化成ext4文件系统类型</text:p>
      <text:p text:style-name="P54"/>
      <text:p text:style-name="P54">sudo <text:s/>fd <text:s/>-l <text:s text:c="2"/>查看硬盘挂载情况</text:p>
      <text:p text:style-name="P54">df -T <text:s text:c="4"/>　 <text:s/>查看<text:span text:style-name="T2">硬盘分区类型，挂载情况</text:span>等等</text:p>
      <text:p text:style-name="P57"/>
      <text:p text:style-name="P57">e2lable /dev/sda1　　查看磁盘卷标</text:p>
      <text:p text:style-name="Standard"/>
      <text:p text:style-name="Standard"><text:span text:style-name="T44">配置硬盘在系统</text:span><text:span text:style-name="T45">启动</text:span><text:span text:style-name="T46">自动挂载</text:span><text:span text:style-name="T44">。在文件 </text:span><text:span text:style-name="T1">/etc/fstab </text:span><text:span text:style-name="T44">中加入如下配置：</text:span></text:p>
      <text:p text:style-name="Standard"><text:span text:style-name="T44"><text:s/></text:span><text:span text:style-name="T47"><text:s/></text:span><text:span text:style-name="T4"># /devdata was on /dev/sdb<text:line-break/>UUID=37eaa526-5d96-4237-8468-603df5216ce9     /devdata     ext4     defaults     0     3</text:span></text:p>
      <text:p text:style-name="P44"/>
      <text:p text:style-name="P44"/>
      <text:p text:style-name="P55">fdisk <text:s text:c="2"/>-l/b/u/s/v</text:p>
      <text:list xml:id="list1716183154" text:style-name="L2">
        <text:list-item>
          <text:p text:style-name="P86">-b &lt;sectorsize&gt;   <text:span text:style-name="T48"> 指定每个分区的大小</text:span>。也可以执行fdisk device（如：fdisk /dev/sdb）后，在系统提示时指定。 </text:p>
        </text:list-item>
        <text:list-item>
          <text:p text:style-name="P86">-l    列出指定的外围设备的分区表状况。如果仅执行 fdisk -l ，系统会列出已知的分区。 </text:p>
        </text:list-item>
        <text:list-item>
          <text:p text:style-name="P86">-u   搭配"-l"参数列表，会用分区数目取代柱面数目，来表示每个分区的起始地址。 </text:p>
        </text:list-item>
        <text:list-item>
          <text:p text:style-name="P86">-s &lt;parttion&gt;       将指定的分区的大小输出到标准输出上，单位为区块。 </text:p>
        </text:list-item>
        <text:list-item>
          <text:p text:style-name="P81">-v   显示fdisk的版本信息。 </text:p>
        </text:list-item>
      </text:list>
      <text:p text:style-name="P9">mkfs <text:s/>-V/t/fs/v</text:p>
      <text:list xml:id="list1585109535" text:style-name="L3">
        <text:list-item>
          <text:p text:style-name="P87">-V   显示简要的使用方法。 </text:p>
        </text:list-item>
        <text:list-item>
          <text:p text:style-name="P87"><text:soft-page-break/>-t &lt;fstype&gt;   指定要建立何种文件系统，如：ext3, ext4。 </text:p>
        </text:list-item>
        <text:list-item>
          <text:p text:style-name="P87">fs   指定建立文件系统时的参数。 </text:p>
        </text:list-item>
        <text:list-item>
          <text:p text:style-name="P83"><text:span text:style-name="T38">-v   显示版本信息与详细的使用方法。</text:span> </text:p>
        </text:list-item>
      </text:list>
      <text:p text:style-name="P44"/>
      <text:p text:style-name="P55">Mount 命令详解</text:p>
      <text:list xml:id="list918921775" text:style-name="L4">
        <text:list-item>
          <text:p text:style-name="P88">-a    加载文件/etc/fstab中设置的所有设备。 </text:p>
        </text:list-item>
        <text:list-item>
          <text:p text:style-name="P88">-f     不实际加载设备。可与-v等参数同时使用以查看mount的执行过程。 </text:p>
        </text:list-item>
        <text:list-item>
          <text:p text:style-name="P88">-F    需与-a参数同时使用。所有在/etc/fstab中设置的设备会被同时加载，可加快执行速度。 </text:p>
        </text:list-item>
        <text:list-item>
          <text:p text:style-name="P88">-t vfstype   指定加载的文件系统类型，如：ext3, ext4。 </text:p>
        </text:list-item>
        <text:list-item>
          <text:p text:style-name="P88">-L label      给挂载点指定一个标签名称。 </text:p>
        </text:list-item>
        <text:list-item>
          <text:p text:style-name="P88">-l     显示分区的label。 </text:p>
        </text:list-item>
        <text:list-item>
          <text:p text:style-name="P88">-h    显示帮助信息。 </text:p>
        </text:list-item>
        <text:list-item>
          <text:p text:style-name="P88">-v    显示mount的版本信息。 </text:p>
        </text:list-item>
        <text:list-item>
          <text:p text:style-name="P88">device       要挂载的分区或文件。如果device是一个文件，挂载时须加上 -o loop参数。 </text:p>
        </text:list-item>
        <text:list-item>
          <text:p text:style-name="P82">dir             分区的挂载点。 </text:p>
        </text:list-item>
      </text:list>
      <text:p text:style-name="P58">url.https://.insteadof=git://</text:p>
      <text:p text:style-name="P58">user.name=Bobe1</text:p>
      <text:p text:style-name="P58">user.email=1475087050@qq.com</text:p>
      <text:p text:style-name="P58">color.diff=auto</text:p>
      <text:p text:style-name="P58">color.status=auto</text:p>
      <text:p text:style-name="P58">color.branch=auto</text:p>
      <text:p text:style-name="P58">core.repositoryformatversion=0</text:p>
      <text:p text:style-name="P58">core.filemode=true</text:p>
      <text:p text:style-name="P58">core.bare=false</text:p>
      <text:p text:style-name="P58">core.logallrefupdates=true</text:p>
      <text:p text:style-name="P58">remote.origin.url=git@github.com:Bobe1/Cubieboard.git</text:p>
      <text:p text:style-name="P58">remote.origin.fetch=+refs/heads/*:refs/remotes/origin/*</text:p>
      <text:p text:style-name="Standard"/>
      <text:p text:style-name="Standard"/>
      <text:p text:style-name="Standard"/>
      <text:p text:style-name="Standard"/>
      <text:p text:style-name="Standard"><text:span text:style-name="T41">Makefile</text:span>:<text:span text:style-name="T13">特别在Unix下的软件编译，你就不能不自己写makefile了，</text:span><text:span text:style-name="Strong_20_Emphasis"><text:span text:style-name="T13">会不会写makefile，从一个侧面说明了一个人是否具备完成大型工程的能力</text:span></text:span><text:span text:style-name="T13">。因为，makefile关系到了整个工程的编译规则。一个工程中的源文件不计数，其按</text:span><text:span text:style-name="Strong_20_Emphasis"><text:span text:style-name="T13">类型、功能、模块</text:span></text:span><text:span text:style-name="T13">分别放在若干个目录中，makefile定义了一系列的规则来指定，哪些文件需要先编译，哪些文件需要后编译，哪些文件需要重新编译，甚至于进行更复杂的功能操作，因为makefile就像一个Shell脚本一样，其中也可以执行操作系统的命令。makefile带来的好处就是——“自动化编译”，一旦写好，只需要一个make命令，整个工程完全自动编译，极大的提高了软件开发的效率。make是一个命令工具，是一个解释makefile中指令的命令工具，一般来说，</text:span><text:span text:style-name="T13">大多数的IDE都有这个命令</text:span></text:p>
      <text:p text:style-name="P59"><text:soft-page-break/></text:p>
      <text:p text:style-name="P59"/>
      <text:p text:style-name="P35"><text:span text:style-name="T2">make是一个命令工具，它解释Makefile 中的指令（应该说是规则）</text:span>。在Makefile文件中描述了整个工程所有文件的编译顺序、编译规则。Makefile 有自己的书写格式、关键字、函数。像C 语言有自己的格式、关键字和函数一样。而且在Makefile 中可以使用系统shell所提供的任何命令来完成想要的工作。Makefile（在其它的系统上可能是另外的文件名）在绝大多数的IDE 开发环境中都在使用，已经成为一种工程的编译方法。</text:p>
      <text:p text:style-name="Standard"/>
      <text:p text:style-name="Standard"/>
      <text:p text:style-name="Standard"/>
      <text:p text:style-name="P68">ssh重启</text:p>
      <text:p text:style-name="P69">/etc/init.d/sshd restart</text:p>
      <text:p text:style-name="P68"/>
      <text:p text:style-name="P68">ssh登录到远程机器</text:p>
      <text:p text:style-name="P73">ssh 192.168.21.100</text:p>
      <text:p text:style-name="Standard"/>
      <text:p text:style-name="Standard"><text:span text:style-name="T19">格式化U盘方法</text:span><text:span text:style-name="T13">（先卸载再</text:span><text:bookmark text:name="best-content-2215910193"/> <text:span text:style-name="T39">格式化U盘，并建立vfat文件系统</text:span><text:span text:style-name="T13">）</text:span></text:p>
      <text:p text:style-name="Preformatted_20_Text"><text:bookmark text:name="best-content-22159101933"/><text:span text:style-name="T13"><text:s text:c="2"/>#umount /</text:span><text:a xlink:type="simple" xlink:href="https://www.baidu.com/s?wd=dev&amp;tn=44039180_cpr&amp;fenlei=mv6quAkxTZn0IZRqIHckPjm4nH00T1d9nHRkrjnYnA79P101PhmL0ZwV5Hcvrjm3rH6sPfKWUMw85HfYnjn4nH6sgvPsT6KdThsqpZwYTjCEQLGCpyw9Uz4Bmy-bIi4WUvYETgN-TLwGUv3EnHR1PWnvrHR1" office:target-frame-name="_blank" xlink:show="new">dev</text:a><text:span text:style-name="T13">/sdb1</text:span></text:p>
      <text:p text:style-name="Standard"><text:span text:style-name="T13">　</text:span><text:bookmark text:name="best-content-22159101934"/><text:span text:style-name="T13">#mkfs.vfat　 /</text:span><text:a xlink:type="simple" xlink:href="https://www.baidu.com/s?wd=dev&amp;tn=44039180_cpr&amp;fenlei=mv6quAkxTZn0IZRqIHckPjm4nH00T1d9nHRkrjnYnA79P101PhmL0ZwV5Hcvrjm3rH6sPfKWUMw85HfYnjn4nH6sgvPsT6KdThsqpZwYTjCEQLGCpyw9Uz4Bmy-bIi4WUvYETgN-TLwGUv3EnHR1PWnvrHR1" office:target-frame-name="_blank" xlink:show="new">dev</text:a><text:span text:style-name="T13">/sdb1</text:span></text:p>
      <text:p text:style-name="P70"/>
      <text:p text:style-name="P70"><text:span text:style-name="T23">完全</text:span>格式化U盘<text:span text:style-name="T23">步骤</text:span></text:p>
      <text:p text:style-name="P68"><text:s text:c="4"/>先格式化sdb1和sdb2,才能格式化整个sdb</text:p>
      <text:p text:style-name="Preformatted_20_Text"><text:bookmark text:name="best-content-22159101932"/><text:span text:style-name="T13"><text:s text:c="2"/>　 <text:s/></text:span><text:span text:style-name="T50">umount /dev/sdb1 和/dev/sdb2</text:span></text:p>
      <text:p text:style-name="P71"><text:s text:c="6"/>mkfs.vfat /dev/sdb 和 mkfs.vfat /dev/sdb1</text:p>
      <text:p text:style-name="P34">　　　mkfs.vfat <text:s/>/dev/sdb</text:p>
      <text:p text:style-name="P34">　　　mkfs.vfat <text:s/>-I /dev/sdb</text:p>
      <text:p text:style-name="P34"/>
      <text:p text:style-name="P60">执行make mrproper， 会先执行make clean， 执行make distclean之前， 会先执行make mrproper。</text:p>
      <text:p text:style-name="Standard"><text:span text:style-name="T38"><text:line-break/></text:span><text:span text:style-name="T20">make clean</text:span><text:span text:style-name="T38">      删除大多数的编译生成文件， 但是会保留内核的配置文件.config， 还有足够的编译支持来建立扩展模块<text:line-break/></text:span></text:p>
      <text:p text:style-name="Standard"><text:span text:style-name="T20">make mrproper</text:span><text:span text:style-name="T21"> </text:span><text:span text:style-name="T38">  删除所有的编译生成文件， 还有内核配置文件， 再加上各种备份文件<text:line-break/></text:span><text:span text:style-name="T20">make distclean </text:span><text:span text:style-name="T38"> mrproper删除的文件， 加上编辑备份文件和一些补丁文件。</text:span> </text:p>
      <text:p text:style-name="P41"/>
      <text:p text:style-name="P40"/>
      <text:p text:style-name="P52">修改本地仓库 信息 <text:s text:c="3"/><text:span text:style-name="T70">git config –global　需修改的信息　改后信息</text:span></text:p>
      <text:p text:style-name="P63"/>
      <text:p text:style-name="P43"><text:soft-page-break/>cubie@ubuntu-1204:~/cb/a20/lichee$ <text:span text:style-name="T8">git config --global</text:span><text:span text:style-name="T69"> </text:span>user.name Bobe </text:p>
      <text:p text:style-name="P43">cubie@ubuntu-1204:~/cb/a20/lichee$ git config -l </text:p>
      <text:p text:style-name="Standard">url.https://.insteadof=git:// </text:p>
      <text:p text:style-name="Standard">user.name=Bobe </text:p>
      <text:p text:style-name="Standard">user.email=mingbao@cubietech.com </text:p>
      <text:p text:style-name="Standard">color.diff=auto </text:p>
      <text:p text:style-name="Standard">color.status=auto </text:p>
      <text:p text:style-name="Standard">color.branch=auto </text:p>
      <text:p text:style-name="Standard">core.repositoryformatversion=0 </text:p>
      <text:p text:style-name="Standard">core.filemode=true </text:p>
      <text:p text:style-name="Standard">core.bare=false </text:p>
      <text:p text:style-name="Standard">core.logallrefupdates=true </text:p>
      <text:p text:style-name="Standard">remote.origin.url=git@192.168.1.10:/hub/source/git/android/aw/a20/box/lichee </text:p>
      <text:p text:style-name="Standard">remote.origin.fetch=+refs/heads/*:refs/remotes/origin/* </text:p>
      <text:p text:style-name="Standard">branch.Einstein.remote=origin </text:p>
      <text:p text:style-name="Standard">branch.Einstein.merge=refs/heads/Einstein </text:p>
      <text:p text:style-name="Standard"/>
      <text:p text:style-name="Standard"/>
      <text:p text:style-name="P62">源码中编译某个文件生成apk</text:p>
      <text:p text:style-name="Standard"><text:span text:style-name="Strong_20_Emphasis">Android$ 　</text:span></text:p>
      <text:p text:style-name="Standard"><text:span text:style-name="Strong_20_Emphasis"><text:s text:c="12"/></text:span><text:span text:style-name="Strong_20_Emphasis"><text:span text:style-name="T49"><text:s text:c="2"/>　　１ <text:s/>source build/envsetup.sh</text:span></text:span></text:p>
      <text:p text:style-name="Standard"><text:span text:style-name="Strong_20_Emphasis"><text:span text:style-name="T49"><text:s text:c="14"/>　　２ 　 lunch 选择</text:span></text:span></text:p>
      <text:p text:style-name="Standard"><text:span text:style-name="Strong_20_Emphasis"><text:s text:c="17"/>３ <text:s/>　</text:span>mmm <text:s/>文件（注意文件路径）</text:p>
      <text:p text:style-name="Standard">　　　　　　４　　如果编译生成apk 则adb install .apk</text:p>
      <text:p text:style-name="Standard"><text:s text:c="28"/>如果生成　.txt 则adb push 路径</text:p>
      <text:p text:style-name="Standard">　　　　　　　　　　或者　　　adb shell <text:s/>mount -o remount ,rw 　/system(指的是目录)　　将可读改为可读写</text:p>
      <text:p text:style-name="Standard"/>
      <text:p text:style-name="Standard">　　　　　　　　make snod <text:s/>重新生成镜像文件</text:p>
      <text:p text:style-name="Standard"><text:span text:style-name="Strong_20_Emphasis"><text:span text:style-name="T49">　　　　　　　　emulator　　启动模拟器</text:span></text:span></text:p>
      <text:p text:style-name="Standard"><text:span text:style-name="Strong_20_Emphasis"><text:span text:style-name="T49"/></text:span></text:p>
      <text:p text:style-name="Standard"><text:span text:style-name="Strong_20_Emphasis"><text:span text:style-name="T49"/></text:span></text:p>
      <text:p text:style-name="Standard"><text:span text:style-name="Strong_20_Emphasis"><text:span text:style-name="T49"/></text:span></text:p>
      <text:p text:style-name="Standard"><text:span text:style-name="Strong_20_Emphasis"><text:span text:style-name="T37"/></text:span></text:p>
      <text:p text:style-name="Standard"><text:span text:style-name="Strong_20_Emphasis"><text:span text:style-name="T37">minicom -c on</text:span></text:span><text:span text:style-name="Strong_20_Emphasis"><text:span text:style-name="T37">　进入彩色界面</text:span></text:span></text:p>
      <text:p text:style-name="Standard"><text:span text:style-name="Strong_20_Emphasis"><text:span text:style-name="T37">busybox hwclock <text:s/>查看时钟 <text:s text:c="3"/>(晚８个钟)</text:span></text:span></text:p>
      <text:p text:style-name="Standard"><text:span text:style-name="Strong_20_Emphasis"><text:span text:style-name="T37">date　是时间</text:span></text:span></text:p>
      <text:p text:style-name="Standard"><text:span text:style-name="Strong_20_Emphasis"><text:span text:style-name="T37">demsg <text:s/>查看开机信息</text:span></text:span></text:p>
      <text:p text:style-name="Standard"><text:span text:style-name="Strong_20_Emphasis"><text:span text:style-name="T37"/></text:span></text:p>
      <text:p text:style-name="Standard"><text:span text:style-name="Strong_20_Emphasis"><text:span text:style-name="T37"/></text:span></text:p>
      <text:p text:style-name="Standard"><text:span text:style-name="Strong_20_Emphasis"><text:span text:style-name="T19">解决adb shell失败：</text:span></text:span></text:p>
      <text:p text:style-name="Standard"><text:span text:style-name="Strong_20_Emphasis"><text:span text:style-name="T37"><text:s text:c="7"/></text:span></text:span><text:span text:style-name="Strong_20_Emphasis"><text:span text:style-name="T40">cubie@ubuntu-1204:~/cb/a80/android$ </text:span></text:span><text:span text:style-name="Strong_20_Emphasis"><text:span text:style-name="T37">'lsusb </text:span></text:span></text:p>
      <text:p text:style-name="Standard"><text:span text:style-name="Strong_20_Emphasis"><text:span text:style-name="T37"><text:s text:c="14"/>　　　　　　　　　　</text:span></text:span><text:span text:style-name="Strong_20_Emphasis"><text:span text:style-name="T40"> <text:s/>&gt;</text:span></text:span><text:span text:style-name="Strong_20_Emphasis"><text:span text:style-name="T37"> exit</text:span></text:span></text:p>
      <text:p text:style-name="Standard"><text:span text:style-name="Strong_20_Emphasis"><text:span text:style-name="T37"><text:s text:c="6"/>(在新建终端输入)</text:span></text:span><text:span text:style-name="Strong_20_Emphasis"><text:span text:style-name="T40"> cubie@ubuntu-1204:~/cb/a80/android$</text:span></text:span><text:span text:style-name="Strong_20_Emphasis"><text:span text:style-name="T37"> adb shell</text:span></text:span></text:p>
      <text:p text:style-name="Standard"><text:span text:style-name="Strong_20_Emphasis"><text:span text:style-name="T37"><text:s text:c="41"/></text:span></text:span></text:p>
      <text:p text:style-name="Standard"><text:span text:style-name="Strong_20_Emphasis"><text:span text:style-name="T37"/></text:span></text:p>
      <text:p text:style-name="Standard"><text:soft-page-break/><text:span text:style-name="Strong_20_Emphasis"><text:span text:style-name="T37"/></text:span></text:p>
      <text:p text:style-name="Standard"><text:span text:style-name="Strong_20_Emphasis"><text:span text:style-name="T37"/></text:span></text:p>
      <text:p text:style-name="Standard"><text:span text:style-name="Strong_20_Emphasis"><text:span text:style-name="T37">repo 下载</text:span></text:span></text:p>
      <text:p text:style-name="Standard"><text:span text:style-name="Strong_20_Emphasis"><text:span text:style-name="T37">.</text:span></text:span><text:a xlink:type="simple" xlink:href="../../../../repo-ats-git@10"><text:span text:style-name="Strong_20_Emphasis"><text:span text:style-name="T37">/repo-ats-git@10</text:span></text:span></text:a><text:span text:style-name="Strong_20_Emphasis"><text:span text:style-name="T37"> <text:s text:c="2"/>sync</text:span></text:span></text:p>
      <text:p text:style-name="Standard"><text:span text:style-name="Strong_20_Emphasis"><text:span text:style-name="T37"/></text:span></text:p>
      <text:p text:style-name="Standard"><text:span text:style-name="Strong_20_Emphasis"><text:span text:style-name="T37">git <text:s/>remote -v</text:span></text:span></text:p>
      <text:p text:style-name="Standard"><text:span text:style-name="Strong_20_Emphasis"><text:span text:style-name="T37">创建并将所有文件都切换分支</text:span></text:span></text:p>
      <text:p text:style-name="Standard"><text:span text:style-name="Strong_20_Emphasis"><text:span text:style-name="T71">repo forall -c git checkout -b cubie_dev_s500　cubie_s500/cubie_dev_s500</text:span></text:span></text:p>
      <text:p text:style-name="Standard"><text:span text:style-name="Strong_20_Emphasis"><text:span text:style-name="T71"/></text:span></text:p>
      <text:p text:style-name="Standard"><text:span text:style-name="Strong_20_Emphasis"><text:span text:style-name="T71"/></text:span></text:p>
      <text:p text:style-name="Standard"><text:span text:style-name="Strong_20_Emphasis"><text:span text:style-name="T71"/></text:span></text:p>
      <text:p text:style-name="Standard"><text:span text:style-name="Strong_20_Emphasis"><text:span text:style-name="T71"/></text:span></text:p>
      <text:p text:style-name="Text_20_body"><text:span text:style-name="Strong_20_Emphasis"><text:span text:style-name="T71">初始化</text:span></text:span><text:a xlink:type="simple" xlink:href="http://lib.csdn.net/base/git" office:target-frame-name="_blank" xlink:show="new"><text:span text:style-name="Strong_20_Emphasis"><text:span text:style-name="T71">Git</text:span></text:span></text:a><text:span text:style-name="Strong_20_Emphasis"><text:span text:style-name="T71">仓库</text:span></text:span></text:p>
      <text:p text:style-name="P78">repo init -u git://172.16.1.11/manifest.git -b 分支名称 -m wanglei.xml</text:p>
      <text:p text:style-name="P78"/>
      <text:p text:style-name="P78">更新仓库代码</text:p>
      <text:p text:style-name="P78">repo sync</text:p>
      <text:p text:style-name="P78"/>
      <text:p text:style-name="P78">启动分支代码</text:p>
      <text:p text:style-name="P78">repo start 分支名称 --all</text:p>
      <text:p text:style-name="P78"/>
      <text:p text:style-name="P78">下载新分支</text:p>
      <text:p text:style-name="P78">repo forall -c git checkout -b　 本地分支名称（自定义）　服务器分支名称</text:p>
      <text:p text:style-name="P78"/>
      <text:p text:style-name="P78">切换到另一个分支</text:p>
      <text:p text:style-name="P78">repo forall -c git checkout your_branch</text:p>
      <text:p text:style-name="P78"/>
      <text:p text:style-name="P78">克隆分支下的某个git仓库</text:p>
      <text:p text:style-name="P78">git clone　 git://172.16.1.11/teset_dir/test.git -b test-dev</text:p>
      <text:p text:style-name="P78"/>
      <text:p text:style-name="P78">删除分支</text:p>
      <text:p text:style-name="P78">repo forall -c git branch -D　 分支名称</text:p>
      <text:p text:style-name="P11"/>
      <text:p text:style-name="P11"/>
      <text:p text:style-name="P11"/>
      <text:p text:style-name="P11"><text:soft-page-break/>从本地代码中，将最近一次的修改抽取成patch</text:p>
      <text:p text:style-name="P11">git add -u</text:p>
      <text:p text:style-name="P11">git commit -m "correct the wrong info of charger status"</text:p>
      <text:p text:style-name="P11">git format-patch -1</text:p>
      <text:p text:style-name="P11"/>
      <text:p text:style-name="P11">从分支的提交记录上抽取patch</text:p>
      <text:p text:style-name="P11">git log</text:p>
      <text:p text:style-name="P11">git format-patch 31accb599f63eadf07f606da9fe1e1b0fb728a65 -1</text:p>
      <text:p text:style-name="P11"/>
      <text:p text:style-name="P11">强制取消之前的修改，并恢复到最新版本</text:p>
      <text:p text:style-name="P11">git reset --hard</text:p>
      <text:p text:style-name="P11"/>
      <text:p text:style-name="P11">将文件恢复到之前某个提交记录的版本</text:p>
      <text:p text:style-name="P11">git log 文件名</text:p>
      <text:p text:style-name="P11">git reset commit号</text:p>
      <text:p text:style-name="P11">git stash</text:p>
      <text:p text:style-name="P11"/>
      <text:p text:style-name="P11">把patch提交到本地，以patch owner的名义提交</text:p>
      <text:p text:style-name="P11">git am　patch名称</text:p>
      <text:p text:style-name="P11"/>
      <text:p text:style-name="P11">以自己的账号合入patch</text:p>
      <text:p text:style-name="P11">patch -p1 &lt; patch名称</text:p>
      <text:p text:style-name="Standard"><text:span text:style-name="Strong_20_Emphasis"><text:span text:style-name="T14"/></text:span></text:p>
      <text:p text:style-name="Standard"><text:span text:style-name="Strong_20_Emphasis"><text:span text:style-name="T14"/></text:span></text:p>
      <text:p text:style-name="Text_20_body"><text:span text:style-name="Strong_20_Emphasis"><text:span text:style-name="T15">安装错误解决</text:span></text:span></text:p>
      <text:list xml:id="list2049441000" text:style-name="L5">
        <text:list-item>
          <text:p text:style-name="P84">-bash: patch: command not found</text:p>
        </text:list-item>
      </text:list>
      <text:p text:style-name="P6"><text:span text:style-name="T16"><text:s text:c="10"/>-&gt;</text:span><text:span text:style-name="T17">执行</text:span><text:span text:style-name="T74">sudo apt-get install patch</text:span></text:p>
      <text:list xml:id="list1566381155" text:style-name="L6">
        <text:list-item>
          <text:p text:style-name="P89"><text:span text:style-name="T72">遇到 </text:span><text:span text:style-name="T73">configure: error: required curses helper header not found<text:line-break/>→</text:span><text:span text:style-name="T72">执行 </text:span><text:span text:style-name="T74">sudo apt-get install libncurses5-dev</text:span> <text:span text:style-name="T72">安装缺少的套件 </text:span></text:p>
        </text:list-item>
        <text:list-item>
          <text:p text:style-name="P89"><text:span text:style-name="T72">遇到 </text:span><text:span text:style-name="T73">configure: error: panelw library not found <text:line-break/>→</text:span><text:span text:style-name="T72">改执行</text:span><text:span text:style-name="T74">./configure --with-curses=ncurses</text:span></text:p>
        </text:list-item>
        <text:list-item>
          <text:p text:style-name="P85"><text:span text:style-name="T72">遇到 </text:span><text:span text:style-name="T73">/bin/bash: xmlto: command not found <text:line-break/>→</text:span><text:span text:style-name="T72">执行 </text:span><text:span text:style-name="T74">sudo apt-get install xmlto</text:span> <text:span text:style-name="T72">安装缺少的套件 </text:span></text:p>
        </text:list-item>
      </text:list>
      <text:p text:style-name="Standard"><text:span text:style-name="Strong_20_Emphasis"><text:span text:style-name="T14">cat /system/build.prop　查看设备信息</text:span></text:span></text:p>
      <text:p text:style-name="Standard"><text:span text:style-name="Strong_20_Emphasis"><text:span text:style-name="T14">cat　/proc/version　　查看内核信息</text:span></text:span></text:p>
      <text:p text:style-name="Standard"><text:span text:style-name="Strong_20_Emphasis"><text:span text:style-name="T14"/></text:span></text:p>
      <text:p text:style-name="Standard"><text:span text:style-name="Strong_20_Emphasis"><text:span text:style-name="T14"/></text:span></text:p>
      <text:p text:style-name="Standard"><text:span text:style-name="Strong_20_Emphasis"><text:span text:style-name="T22">修改jdk成功后一定要使其生效</text:span></text:span><text:span text:style-name="Strong_20_Emphasis"><text:span text:style-name="T14">source ~/.bashrc </text:span></text:span></text:p>
      <text:p text:style-name="Standard"><text:soft-page-break/><text:span text:style-name="Strong_20_Emphasis"><text:span text:style-name="T14"/></text:span></text:p>
      <text:p text:style-name="Standard"><text:span text:style-name="Strong_20_Emphasis"><text:span text:style-name="T14"/></text:span></text:p>
      <text:p text:style-name="Standard"><text:span text:style-name="Strong_20_Emphasis"><text:span text:style-name="T14">下载的install_flash_player_11_linux.x86_64(1).tar.gz　 <text:s/>解压后将sudo mv libflashplayer.so <text:s/>/usr/lib/mozilla/plugins/ <text:s/>覆盖重启火狐就行</text:span></text:span></text:p>
      <text:p text:style-name="Standard"><text:span text:style-name="Strong_20_Emphasis"><text:span text:style-name="T14"/></text:span></text:p>
      <text:p text:style-name="Standard"><text:span text:style-name="Strong_20_Emphasis"><text:span text:style-name="T14"/></text:span></text:p>
      <text:p text:style-name="Standard"><text:span text:style-name="Strong_20_Emphasis"><text:span text:style-name="T14">．deb　包安装: sudo <text:s/>dpkg <text:s/>-i 包名（注意：先要看你系统是x86还是ia32）</text:span></text:span></text:p>
      <text:p text:style-name="Standard"><text:span text:style-name="Strong_20_Emphasis"><text:span text:style-name="T14"><text:s text:c="3"/>查看安装成功的deb <text:s text:c="13"/>sudo dpkg <text:s/>-l </text:span></text:span></text:p>
      <text:p text:style-name="Standard"><text:span text:style-name="Strong_20_Emphasis"><text:span text:style-name="T14">卸载deb：sudo apt-get <text:s/>remove <text:s/>名称（不是包名）　　　 </text:span></text:span></text:p>
      <text:p text:style-name="Standard"><text:span text:style-name="Strong_20_Emphasis"><text:span text:style-name="T14"/></text:span></text:p>
      <text:p text:style-name="Standard"><text:span text:style-name="Strong_20_Emphasis"><text:span text:style-name="T14"/></text:span></text:p>
      <text:p text:style-name="Standard"><text:span text:style-name="Strong_20_Emphasis"><text:span text:style-name="T25">error: failed to push some refs to '</text:span></text:span><text:a xlink:type="simple" xlink:href="https://github.com/Bobe1/Document.git"><text:span text:style-name="Strong_20_Emphasis">https://github.com/Bobe1/Document.git</text:span></text:a><text:span text:style-name="Strong_20_Emphasis"><text:span text:style-name="T25">' 可以</text:span></text:span></text:p>
      <text:p text:style-name="Standard"><text:span text:style-name="Strong_20_Emphasis"><text:span text:style-name="T14">git push <text:s/></text:span></text:span><text:span text:style-name="Strong_20_Emphasis"><text:span text:style-name="T63">-f </text:span></text:span><text:span text:style-name="Strong_20_Emphasis"><text:span text:style-name="T14">origin master:maste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Courier New" svg:font-family="'Courier New'"/>
    <style:font-face style:name="Lohit Hindi1" svg:font-family="'Lohit Hindi'"/>
    <style:font-face style:name="OpenSymbol" svg:font-family="OpenSymbol"/>
    <style:font-face style:name="Times New Roman" svg:font-family="'Times New Roman'"/>
    <style:font-face style:name="WenQuanYi Micro Hei" svg:font-family="'WenQuanYi Micro Hei'"/>
    <style:font-face style:name="courier new" svg:font-family="'courier new', courier"/>
    <style:font-face style:name="宋体" svg:font-family="宋体"/>
    <style:font-face style:name="DejaVu Sans Mono" svg:font-family="'DejaVu Sans Mono'" style:font-family-generic="modern" style:font-pitch="fixed"/>
    <style:font-face style:name="DejaVu Serif" svg:font-family="'DejaVu Serif'" style:font-family-generic="roman" style:font-pitch="variable"/>
    <style:font-face style:name="Liberation Serif" svg:font-family="'Liberation Serif', 'Times New Roman'" style:font-family-generic="roman" style:font-pitch="variable"/>
    <style:font-face style:name="Arial1"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DejaVu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Heading_20_1" style:display-name="Heading 1" style:family="paragraph" style:parent-style-name="Heading" style:next-style-name="Text_20_body" style:default-outline-level="1" style:list-style-name="" style:class="text">
      <style:text-properties style:font-name="DejaVu Serif" fo:font-size="24pt" fo:font-weight="bold" style:font-name-asian="DejaVu Sans1"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DejaVu Serif" fo:font-size="18pt" fo:font-weight="bold" style:font-name-asian="DejaVu Sans1" style:font-size-asian="18pt" style:font-weight-asian="bold" style:font-name-complex="Lohit Hindi" style:font-size-complex="18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3228in" fo:margin-right="0.781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9T15:14:56</meta:creation-date>
    <dc:date>2016-11-23T17:00:29</dc:date>
    <meta:editing-duration>P1DT10H11M22S</meta:editing-duration>
    <meta:editing-cycles>34</meta:editing-cycles>
    <meta:generator>LibreOffice/3.5$Linux_X86_64 LibreOffice_project/350m1$Build-2</meta:generator>
    <meta:document-statistic meta:table-count="0" meta:image-count="2" meta:object-count="0" meta:page-count="27" meta:paragraph-count="632" meta:word-count="3890" meta:character-count="23124" meta:non-whitespace-character-count="20082"/>
  </office:meta>
</office:document-meta>
</file>